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0"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0000ff"/>
    </style:style>
    <style:style style:name="P83"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7"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2" style:family="paragraph" style:parent-style-name="Text_20_body">
      <style:paragraph-properties fo:margin-left="0in" fo:margin-right="0in" fo:text-align="end" style:justify-single-word="false" fo:text-indent="0.1965in" style:auto-text-indent="false"/>
    </style:style>
    <style:style style:name="P93"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4"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5"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6"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7" style:family="paragraph" style:parent-style-name="Standard">
      <style:paragraph-properties fo:margin-left="0in" fo:margin-right="0in" fo:text-align="justify" style:justify-single-word="false" fo:text-indent="0.1965in" style:auto-text-indent="false"/>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2"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3"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9"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0"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Text_20_body">
      <style:text-properties fo:language="ru" fo:country="RU"/>
    </style:style>
    <style:style style:name="P132"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3" style:family="paragraph" style:parent-style-name="Text_20_body">
      <style:paragraph-properties fo:text-align="center" style:justify-single-word="false"/>
    </style:style>
    <style:style style:name="P134" style:family="paragraph" style:parent-style-name="First_20_line_20_indent">
      <style:text-properties fo:language="ru" fo:country="RU"/>
    </style:style>
    <style:style style:name="P135" style:family="paragraph" style:parent-style-name="First_20_line_20_indent">
      <style:paragraph-properties fo:text-align="justify" style:justify-single-word="false"/>
      <style:text-properties fo:language="ru" fo:country="RU"/>
    </style:style>
    <style:style style:name="P136" style:family="paragraph" style:parent-style-name="First_20_line_20_indent">
      <style:text-properties fo:font-size="15pt" fo:language="ru" fo:country="RU" style:font-size-asian="15pt" style:font-size-complex="15pt"/>
    </style:style>
    <style:style style:name="P137" style:family="paragraph" style:parent-style-name="First_20_line_20_indent">
      <style:text-properties fo:font-size="12pt" fo:language="ru" fo:country="RU" style:font-size-asian="12pt" style:font-size-complex="12pt"/>
    </style:style>
    <style:style style:name="P138" style:family="paragraph" style:parent-style-name="First_20_line_20_indent">
      <style:text-properties fo:language="en" fo:country="US"/>
    </style:style>
    <style:style style:name="P139" style:family="paragraph" style:parent-style-name="First_20_line_20_indent">
      <style:paragraph-properties fo:text-align="justify" style:justify-single-word="false"/>
      <style:text-properties fo:language="en" fo:country="US"/>
    </style:style>
    <style:style style:name="P140" style:family="paragraph" style:parent-style-name="First_20_line_20_indent">
      <style:paragraph-properties fo:text-align="justify" style:justify-single-word="false"/>
    </style:style>
    <style:style style:name="P141" style:family="paragraph" style:parent-style-name="Text_20_body">
      <style:paragraph-properties fo:margin-left="0in" fo:margin-right="0in" fo:text-align="center" style:justify-single-word="false" fo:text-indent="0in" style:auto-text-indent="false"/>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3"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in" style:auto-text-indent="false"/>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Footnote">
      <style:text-properties fo:font-style="normal" style:font-style-asian="normal" style:font-style-complex="normal"/>
    </style:style>
    <style:style style:name="P149" style:family="paragraph" style:parent-style-name="Text_20_body">
      <style:paragraph-properties fo:margin-top="0in" fo:margin-bottom="0.0835in" loext:contextual-spacing="false" fo:text-align="justify" style:justify-single-word="false"/>
      <style:text-properties fo:language="en" fo:country="US"/>
    </style:style>
    <style:style style:name="P150"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1" style:family="paragraph" style:parent-style-name="Standard">
      <style:text-properties fo:font-style="italic" style:font-style-asian="italic" style:font-style-complex="italic"/>
    </style:style>
    <style:style style:name="P152"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20331" fo:background-color="transparent" style:font-style-asian="normal" style:font-weight-asian="normal" style:font-style-complex="normal" style:font-weight-complex="normal"/>
    </style:style>
    <style:style style:name="P1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4886" fo:background-color="transparent" style:font-style-asian="normal" style:font-weight-asian="normal" style:font-style-complex="normal" style:font-weight-complex="normal"/>
    </style:style>
    <style:style style:name="P1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8b2d4" fo:background-color="transparent" style:font-style-asian="normal" style:font-weight-asian="normal" style:font-style-complex="normal" style:font-weight-complex="normal"/>
    </style:style>
    <style:style style:name="P1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a64a2" fo:background-color="transparent" style:font-style-asian="normal" style:font-weight-asian="normal" style:font-style-complex="normal" style:font-weight-complex="normal"/>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1d893d"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16aec"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21e23" fo:background-color="transparent" style:font-style-asian="normal" style:font-weight-asian="normal" style:font-style-complex="normal" style:font-weight-complex="normal"/>
    </style:style>
    <style:style style:name="P1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28566c" fo:background-color="transparent" style:font-style-asian="normal" style:font-weight-asian="normal" style:font-style-complex="normal" style:font-weight-complex="normal"/>
    </style:style>
    <style:style style:name="P1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officeooo:paragraph-rsid="001d21c6" fo:background-color="transparent" style:font-style-asian="normal" style:font-weight-asian="bold" style:font-style-complex="normal" style:font-weight-complex="bold"/>
    </style:style>
    <style:style style:name="P163" style:family="paragraph" style:parent-style-name="Heading_20_2">
      <style:text-properties fo:language="en" fo:country="US"/>
    </style:style>
    <style:style style:name="P164" style:family="paragraph" style:parent-style-name="Heading_20_2">
      <style:paragraph-properties fo:text-align="justify" style:justify-single-word="false"/>
    </style:style>
    <style:style style:name="P165" style:family="paragraph" style:parent-style-name="Heading_20_1">
      <style:paragraph-properties fo:margin-left="0in" fo:margin-right="0in" fo:text-align="center" style:justify-single-word="false" fo:text-indent="0.1965in" style:auto-text-indent="false"/>
    </style:style>
    <style:style style:name="P16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style:style style:name="T77" style:family="text">
      <style:text-properties officeooo:rsid="0010552e"/>
    </style:style>
    <style:style style:name="T78" style:family="text">
      <style:text-properties officeooo:rsid="00120331"/>
    </style:style>
    <style:style style:name="T79" style:family="text">
      <style:text-properties officeooo:rsid="001319e1"/>
    </style:style>
    <style:style style:name="T80" style:family="text">
      <style:text-properties officeooo:rsid="00148e3f"/>
    </style:style>
    <style:style style:name="T81" style:family="text">
      <style:text-properties officeooo:rsid="00167e85"/>
    </style:style>
    <style:style style:name="T82" style:family="text">
      <style:text-properties officeooo:rsid="00184886"/>
    </style:style>
    <style:style style:name="T83" style:family="text">
      <style:text-properties officeooo:rsid="0018b2d4"/>
    </style:style>
    <style:style style:name="T84" style:family="text">
      <style:text-properties officeooo:rsid="001a133f"/>
    </style:style>
    <style:style style:name="T85" style:family="text">
      <style:text-properties officeooo:rsid="001a64a2"/>
    </style:style>
    <style:style style:name="T86" style:family="text">
      <style:text-properties officeooo:rsid="001d319b"/>
    </style:style>
    <style:style style:name="T87" style:family="text">
      <style:text-properties officeooo:rsid="001d893d"/>
    </style:style>
    <style:style style:name="T88" style:family="text">
      <style:text-properties officeooo:rsid="001df2fc"/>
    </style:style>
    <style:style style:name="T89" style:family="text">
      <style:text-properties officeooo:rsid="00216aec"/>
    </style:style>
    <style:style style:name="T90" style:family="text">
      <style:text-properties officeooo:rsid="00263220"/>
    </style:style>
    <style:style style:name="T91" style:family="text">
      <style:text-properties officeooo:rsid="00269791"/>
    </style:style>
    <style:style style:name="T92" style:family="text">
      <style:text-properties officeooo:rsid="002810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5" text:outline-level="1">Последний фанфик</text:h>
      <text:p text:style-name="P53"/>
      <text:h text:style-name="P163"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5">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5">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5">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1"><text:span text:style-name="T11">– Нэш, к</text:span>ак называется наш проект?</text:p>
      <text:p text:style-name="P79"><text:span text:style-name="T8">– </text:span><text:span text:style-name="T58">Дайсон.</text:span></text:p>
      <text:p text:style-name="P79"><text:span text:style-name="T8">– </text:span><text:span text:style-name="T58">Сколько тебе лет?</text:span></text:p>
      <text:p text:style-name="P79"><text:span text:style-name="T8">– </text:span><text:span text:style-name="T58">Два года с начала запуска кластера.</text:span></text:p>
      <text:p text:style-name="P79"><text:soft-page-break/><text:span text:style-name="T8">– </text:span><text:span text:style-name="T58">Какой сейчас год?</text:span></text:p>
      <text:p text:style-name="P79"><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1"><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9">«Выживание корпорации в условиях жёсткой конкуренции с ограниченными ресурсами. Случай 16».</text:p>
      <text:p text:style-name="P89">…</text:p>
      <text:p text:style-name="P89">…</text:p>
      <text:p text:style-name="P89">…</text:p>
      <text:p text:style-name="P89">Решение.</text:p>
      <text:p text:style-name="P89">…</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9"><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9">Бип-бип-бип.</text:p>
      <text:p text:style-name="P109"/>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1">***</text:p>
      <text:p text:style-name="P141"/>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80"/>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80"/>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5">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3"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63" text:outline-level="2">3. Норф</text:h>
      <text:p text:style-name="P82"/>
      <text:p text:style-name="P22">Глава IV. Пределы магии</text:p>
      <text:p text:style-name="P19"/>
      <text:p text:style-name="P22"><text:soft-page-break/>Вашему покорному слуге известны четыре предела магии: </text:p>
      <text:p text:style-name="P22"/>
      <text:list xml:id="list6157735607198919345" text:style-name="L1">
        <text:list-item>
          <text:p text:style-name="P15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2">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2">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2">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0"/>
      <text:p text:style-name="P80">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0"/>
      <text:p text:style-name="P80"><text:soft-page-break/>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0"/>
      <text:p text:style-name="P80">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0"/>
      <text:p text:style-name="P80">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0"/>
      <text:p text:style-name="P80">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0"><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0">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0">Так, что тут у нас?</text:p>
      <text:p text:style-name="P80"/>
      <text:p text:style-name="P80">“<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0"/>
      <text:p text:style-name="P80">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0">Газета полетела в мусорное ведро.</text:p>
      <text:p text:style-name="P80"/>
      <text:p text:style-name="P80">Я потянулся. Хватит на сегодня чтения. Настало время ежедневной прогулки по городу. Тем более, что у меня есть деньги.</text:p>
      <text:p text:style-name="P80"/>
      <text:p text:style-name="P80">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0"/>
      <text:p text:style-name="P80">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0">Так что даже на ремонт одежды и покупку необходимых в повседневной жизни мелочей у меня финансов не было. До недавнего времени.</text:p>
      <text:p text:style-name="P80">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0"/>
      <text:p text:style-name="P80">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0"><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0"><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2"/>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text:soft-page-break/>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text:soft-page-break/>–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text:soft-page-break/></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text:soft-page-break/>–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text:soft-page-break/>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5">и-и-и</text:span>-<text:span text:style-name="T76">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text:p>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text:soft-page-break/>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text:soft-page-break/></text:p>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63"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text:soft-page-break/>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text:soft-page-break/></text:p>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text:soft-page-break/>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text:soft-page-break/>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text:soft-page-break/></text:p>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text:soft-page-break/>–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7"/>
      <text:p text:style-name="P48">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text:soft-page-break/></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text:soft-page-break/>–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text:soft-page-break/></text:p>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63" text:outline-level="2">8. Стыд</text:h>
      <text:p text:style-name="P142"/>
      <text:p text:style-name="P59">~~~ Завтра на семь в библиотеке. Селестия ~~~</text:p>
      <text:p text:style-name="P59"/>
      <text:p text:style-name="P48"><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soft-page-break/>***</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text:soft-page-break/></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text:soft-page-break/>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Селестия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text:soft-page-break/>–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4"/>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text:soft-page-break/>–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text:soft-page-break/></text:p>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6"/>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oft-page-break/><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7">Мне печалиться не стоит</text:p><text:p text:style-name="P147">Жизнь прекрасна и полн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 —</text:p><text:p text:style-name="P147">Но друзья остались в прошлом,</text:p><text:p text:style-name="P147">Пустота пришла в мой 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text:soft-page-break/>–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text:soft-page-break/></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text:soft-page-break/></text:p>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text:soft-page-break/>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text:soft-page-break/>–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text:soft-page-break/></text:p>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text:soft-page-break/></text:p>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text:soft-page-break/></text:p>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4"/>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6">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6"/>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text:soft-page-break/>–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text:soft-page-break/></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text:soft-page-break/></text:p>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text:soft-page-break/>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2"><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2"/>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Эндж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text:soft-page-break/></text:p>
      <text:p text:style-name="P60">***</text:p>
      <text:p text:style-name="P82"/>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80">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text:soft-page-break/>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2"/>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1">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text:soft-page-break/>–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text:soft-page-break/>–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text:soft-page-break/></text:p>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text:soft-page-break/>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text:soft-page-break/>–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text:soft-page-break/>–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8"><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0"><text:span text:style-name="T11">– </text:span>Ты?!</text:p>
      <text:p text:style-name="P100"><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0"><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0"><text:soft-page-break/><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text:soft-page-break/>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text:soft-page-break/>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oft-page-break/><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text:soft-page-break/></text:p>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text:soft-page-break/></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6"/>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30">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0"/>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soft-page-break/>…</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text:soft-page-break/></text:p>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развела копытами.</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text:soft-page-break/>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oft-page-break/><text:span text:style-name="T11">– </text:span>ОГО!</text:p>
      <text:p text:style-name="P51">Единорожка аж села на крыльцо от удивления.</text:p>
      <text:p text:style-name="P51"/>
      <text:p text:style-name="P51"><text:span text:style-name="T11">– </text:span>Представля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text:soft-page-break/></text:p>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text:soft-page-break/>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3"/>
      <text:h text:style-name="Heading_20_2" text:outline-level="2">17. <text:span text:style-name="T1">Деградация</text:span></text:h>
      <text:p text:style-name="P93"/>
      <text:p text:style-name="P51">– Ы! Ы! Ы! Ы! Ы!</text:p>
      <text:p text:style-name="P51">Дэш стучала лбом о сосну с такой силой, что на неё сверху падали иголки и шишки.</text:p>
      <text:p text:style-name="P51"/>
      <text:p text:style-name="P51">Я вышел из фургона и присел рядом.</text:p>
      <text:p text:style-name="P51">– Дэш! В конце-концов, мы можем спать днём, а идти ночью. Тогда я смогу тащить фургон. Не стоит тебе так мучаться.</text:p>
      <text:p text:style-name="P51"/>
      <text:p text:style-name="P51">Пегаска молча стояла, прижавшись лбом к стволу.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
      <text:p text:style-name="P51">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1">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1"/>
      <text:p text:style-name="P51">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1">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1"/>
      <text:p text:style-name="P51">– Дэш, – сказал я беспомощно. – Если я чем-то могу помочь — только скажи…</text:p>
      <text:p text:style-name="P51">Пегаска серьёзно взглянула на меня.</text:p>
      <text:p text:style-name="P51">– Можешь.</text:p>
      <text:p text:style-name="P51">– Как? – я с готовностью подхватился с земли.</text:p>
      <text:p text:style-name="P51"/>
      <text:p text:style-name="P51">Пегаска пробормотала что-то чуть слышно.</text:p>
      <text:p text:style-name="P51">– Что? – не расслышал я.</text:p>
      <text:p text:style-name="P51">– Обними меня, – напряжённо повторила Дэш. – Ну, помнишь, как ты это сделал на крыше «Псинтела»? Мне станет легче тянуть.</text:p>
      <text:p text:style-name="P51"/>
      <text:p text:style-name="P51">Всего-то? Я пожал плечами и обнял пегаску.</text:p>
      <text:p text:style-name="P51"/>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 Гы-гы-гы, круть! Пожалуй, это даже лучше почесушек! Осталось только проверить…</text:p>
      <text:p text:style-name="P51"><text:soft-page-break/>– Проверить что? – прохрипел я. Сила объятий пегаски поражала.</text:p>
      <text:p text:style-name="P51">– Проверить, насколько круче будут обнимашки с почесушками вместе! Приступай же!</text:p>
      <text:p text:style-name="P51"/>
      <text:p text:style-name="P51">…</text:p>
      <text:p text:style-name="P51"/>
      <text:p text:style-name="P51">– Ниже… Ещё ниже… Да, между крыльями… Оххх…</text:p>
      <text:p text:style-name="P51"/>
      <text:p text:style-name="P51">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1"/>
      <text:p text:style-name="P51">– Кру-у-у-то-о-о… – прошептала Дэш с закрытыми глазами. – Это действительно крутецки круто…</text:p>
      <text:p text:style-name="P51"/>
      <text:p text:style-name="P51">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1">– Дэш, ты чего?! Какого чёрта?</text:p>
      <text:p text:style-name="P51"/>
      <text:p text:style-name="P51">Дэш раскрыла глаза. Я упёрся ладонью ей в грудь и осторожно отодвинул от себя. Пегаска разжала объятия и залилась краской.</text:p>
      <text:p text:style-name="P51">– Я… Эмм… Хотела проверить…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1"/>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гы! Что-то ты не слишком был готов к этому разу!</text:p>
      <text:p text:style-name="P51"/>
      <text:p text:style-name="P51">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1"/>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ски скучно!</text:p>
      <text:p text:style-name="P51"/>
      <text:p text:style-name="P51">Пегаска накинула на себя плащ и стала впрягаться в фургончик.</text:p>
      <text:p text:style-name="P51">– Анон, залазь внутрь. Там впереди какой-то посёлок. Купим еды и узнаем новости. И ещё, запомни одну мегаважную вещь на будущее!</text:p>
      <text:p text:style-name="P51">– Какую?</text:p>
      <text:p text:style-name="P51">– Обнимашки с почесушками, – важно сказала пегаска, – намного круче просто почесушек!</text:p>
      <text:p text:style-name="P51"/>
      <text:p text:style-name="P52">***</text:p>
      <text:p text:style-name="P51"/>
      <text:p text:style-name="P51">Сутки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и продолжил корпеть над письмом.</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2"/>
      <text:p text:style-name="P62">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
      <text:p text:style-name="P62">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
      <text:p text:style-name="P62">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2"/>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2"/>
      <text:p text:style-name="P62">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2"/>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1"/>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
      <text:p text:style-name="P51">Дэш отвернулась от огня и взглянула на меня.</text:p>
      <text:p text:style-name="P51"><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
      <text:p text:style-name="P51">Проклятье! Знакомые симптомы, Анон! Не далее, как пять минут назад ты описывал их в письме Селестии.</text:p>
      <text:p text:style-name="P51">Нехорошее предчувствие закралось в душу. Я поставил кастрюлю с картошкой на печку.</text:p>
      <text:p text:style-name="P51"/>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1">– …Да ладно!</text:p>
      <text:p text:style-name="P51"/>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text:soft-page-break/>–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
      <text:p text:style-name="P51">Я мыл тарелки после ужина, когда услышал бормотание Дэш за спиной.</text:p>
      <text:p text:style-name="P51"/>
      <text:p text:style-name="P51">«И-и-и… о-о-о… эн… а-а-а… И она… П-э-э-э… о-о-о… Как эта буква называется, забери меня дискорд? Ша? Ша! Эл! А! Мммм… И она пошла… Ы-ы-ы!!!»</text:p>
      <text:p text:style-name="P51"/>
      <text:p text:style-name="P51">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text:soft-page-break/>– Сказку!!! – подушка полетела в меня.</text:p>
      <text:p text:style-name="P51"/>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text:soft-page-break/>–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
      <text:p text:style-name="P51">Скррржжжж… Скррржжж… Скррржжж…</text:p>
      <text:p text:style-name="P51"/>
      <text:p text:style-name="P51">Снаружи раздался скрежет. В глубокой ночи, посреди абсолютной тишины, этот тихий размеренный звук таил необъяснимую угрозу.</text:p>
      <text:p text:style-name="P51"/>
      <text:p text:style-name="P51">Скррржжжж… Скррржжж…</text:p>
      <text:p text:style-name="P51"/>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
      <text:p text:style-name="P51">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1">– Что ты тут делаешь так поздно? Где твои родители? – вздохнул с облегчением я.</text:p>
      <text:p text:style-name="P51"/>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text:p text:style-name="P51">– Анон! Оглянись! – тревожно воскликнула Дэш у меня за спиной.</text:p>
      <text:p text:style-name="P51"/>
      <text:p text:style-name="P51">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Едва видные в свете луны, десятки разломов в долине внизу паутиной сходились к месту, эпицентром которого был Груммингтон.</text:p>
      <text:p text:style-name="P51"/>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text:p text:style-name="P51">– Анон, запрыгивай!</text:p>
      <text:p text:style-name="P51"/>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й же стен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1"/>
      <text:p text:style-name="P51">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1"/>
      <text:p text:style-name="P51"><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
      <text:p text:style-name="P51">Пегаска взмахнула крыльями для эффекта. Неожиданно для неё и меня, взмах крыльев подбросил её вверх на хороший метр.</text:p>
      <text:p text:style-name="P51"/>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text:p text:style-name="P51">–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1"/>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
      <text:p text:style-name="P51">Пегаска критически оглядела меня.</text:p>
      <text:p text:style-name="P51">–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вибрировать от скорости у меня в руках,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text:p text:style-name="P51">– Дэш, ты это нарочно? Про «клячу» и всё такое?</text:p>
      <text:p text:style-name="P51">– А что такое? – невинно спросила пегаска, полуобернувшись ко мне задом.</text:p>
      <text:p text:style-name="P51"><text:soft-page-break/>–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А того, что я тебя сейчас!..</text:p>
      <text:p text:style-name="P51"/>
      <text:p text:style-name="P51">ХЛОП!</text:p>
      <text:p text:style-name="P51"/>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была такой милой тогда.</text:p>
      <text:p text:style-name="P51"/>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
      <text:p text:style-name="P51"><text:soft-page-break/>Я задумался.</text:p>
      <text:p text:style-name="P51">–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
      <text:p text:style-name="P51">Пегаска всмотрелась мне в лицо, как будто видя меня впервые.</text:p>
      <text:p text:style-name="P51">– Ты имеешь ввиду, тебе утром никто не скажет: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text:soft-page-break/></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1"/>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семьдесят фунтов, – половина наших запасов картошки ухнула следом.</text:p>
      <text:p text:style-name="P51">– Я могу тащить тебя, когда ты весишь двести! – насос и запасные колеса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1"/>
      <text:p text:style-name="P51">…</text:p>
      <text:p text:style-name="P51"/>
      <text:p text:style-name="P51">Ю-ху-у-у!!!</text:p>
      <text:p text:style-name="P51"/>
      <text:p text:style-name="P51">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
      <text:p text:style-name="P51">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вижу Кантерлот. Ещё день пути — и сворачиваем к Понивиллю.</text:p>
      <text:p text:style-name="P51"><text:soft-page-break/>– А ты выдержишь?</text:p>
      <text:p text:style-name="P51">Пегаска фыркнула.</text:p>
      <text:p text:style-name="P51">– Я-то выдержу. Самокат — не уверена.</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text:p text:style-name="P51">– «Трасса 52», – прочла Дэш на табличке и почесала в затылке. – Что-то я не помню тут никаких трасс. Наверное, недавно построили.</text:p>
      <text:p text:style-name="P51"/>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text:p text:style-name="P51">– Дэ-э-эш! Тормози-и-и!!!</text:p>
      <text:p text:style-name="P51">– Чего-о-о?! Не слышу-у-у!!!</text:p>
      <text:p text:style-name="P51"/>
      <text:p text:style-name="P51">КРАК!!!</text:p>
      <text:p text:style-name="P51"/>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
      <text:p text:style-name="P62"><text:s/>В какой-то момент пришло осознание.</text:p>
      <text:p text:style-name="P62"/>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
      <text:p text:style-name="P62">В сиянии проступают очертания предметов. Дверь? Этот предмет называется «дверь»? Кровать? Капельница? Дефибриллятор?</text:p>
      <text:p text:style-name="P62">Я зажмуриваюсь от яркого света люминесцентных ламп. Откуда-то сбоку доносится неприятный зуммер и тихие фразы.</text:p>
      <text:p text:style-name="P62"/>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
      <text:p text:style-name="P62">Я открываю глаза и вижу фигуру в голубом.</text:p>
      <text:p text:style-name="P62"/>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text:p text:style-name="P62">– Больной, как вы себя чувствуете? Вы можете назвать своё имя?</text:p>
      <text:p text:style-name="P62"/>
      <text:p text:style-name="P62">Я закрываю глаза и пытаюсь вспомнить.</text:p>
      <text:p text:style-name="P62"/>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2">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text:p text:style-name="P62">– Ано-о-он! Ано-о-он! Ано-о-он!</text:p>
      <text:p text:style-name="P62"/>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2"/>
      <text:p text:style-name="P62">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2"/>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
      <text:p text:style-name="P51">Я был полузадушен силой объятий пегаски.</text:p>
      <text:p text:style-name="P51"/>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1"/>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1"/>
      <text:p text:style-name="P51">Вроде, не издевается.</text:p>
      <text:p text:style-name="P51"/>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text:p text:style-name="P51"><text:soft-page-break/>– Я бегаю ещё хуже, чем ты таскаешь фургоны. То есть, чуть лучше, чем никак.</text:p>
      <text:p text:style-name="P51"/>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
      <text:p text:style-name="P53">Пегаска густо покраснела.</text:p>
      <text:p text:style-name="P53"/>
      <text:p text:style-name="P52">***</text:p>
      <text:p text:style-name="P51"/>
      <text:p text:style-name="P51">Два дня спустя…</text:p>
      <text:p text:style-name="P51"/>
      <text:p text:style-name="P51"><text:soft-page-break/>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39"/>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пасть припасы.</text:p>
      <text:p text:style-name="P53"/>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3"/>
      <text:p text:style-name="P53">– Ну что, отправляемся? – Дэш свесилась с носа, глядя в зеленоватую воду. – Как лодку назовёшь, кэп?</text:p>
      <text:p text:style-name="P53">– «Две банки»<text:span text:style-name="T11">,</text:span>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
      <text:p text:style-name="P53">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
      <text:p text:style-name="P53">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3"/>
      <text:p text:style-name="P53"><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3"/>
      <text:p text:style-name="P53">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3"/>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3"/>
      <text:p text:style-name="P53">Та-а-ак! Вот в чём дело, лягать меня в пузо! Пегаска ревнует! Какого хера? <text:span text:style-name="T61">Я не давал ей повода!</text:span></text:p>
      <text:p text:style-name="P68"/>
      <text:p text:style-name="P53">– Это не твоё дело! – рявкнул я.</text:p>
      <text:p text:style-name="P53">– Ах, не моё?! Не моё после побега из Псинтела?! Не моё после обнимашек в фургоне?! Не моё после трассы 52?!! Ты… Ты…</text:p>
      <text:p text:style-name="P53">– Что «я»??!</text:p>
      <text:p text:style-name="P53">– Ты… ты неискренний со мной! Так нечестно!!!</text:p>
      <text:p text:style-name="P53">–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3"><text:soft-page-break/></text:p>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
      <text:p text:style-name="P53">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53"/>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
      <text:p text:style-name="P53"><text:soft-page-break/>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
      <text:p text:style-name="P53">Я сидел на песке, прижимаясь спиной к спине пегаски. Её распахнутые крылья защищали меня от ветра.</text:p>
      <text:p text:style-name="P53"><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5">…</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4"/>
      <text:p text:style-name="P65">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5"/>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
      <text:p text:style-name="P53">Хлоп! Мы с пегаской болтаемся в магической ауре в метре от пола, беспомощно дергая ногами и крыльями. У меня возникло чувство дежавю.</text:p>
      <text:p text:style-name="P53">Когда растрепанная заучка с бегающими глазками и недоброй ухмылочкой вышла из темноты, мне поплохело.</text:p>
      <text:p text:style-name="P53"/>
      <text:p text:style-name="P53">Ни слова ни говоря, Твайлайт отперла дверь в подвал и потащила меня за собой.</text:p>
      <text:p text:style-name="P53"/>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3"/>
      <text:p text:style-name="P53">ХРУСТЬ!</text:p>
      <text:p text:style-name="P53"/>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
      <text:p text:style-name="P53"><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3"/>
      <text:p text:style-name="P53"><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3"/>
      <text:p text:style-name="P53">Я молча дёргался, пытаясь сломать браслеты.</text:p>
      <text:p text:style-name="P53"/>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
      <text:p text:style-name="P53">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3"/>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3">Скальпель с огромной скоростью метнулся ко мне.</text:p>
      <text:p text:style-name="P53"/>
      <text:p text:style-name="P53"><text:span text:style-name="T11">– </text:span>А-А-А-А-А-А!!!</text:p>
      <text:p text:style-name="P53">Вжик-вжик-вжик!</text:p>
      <text:p text:style-name="P53"/>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text:p>
      <text:p text:style-name="P53">Невесть откуда взявшийся фотоаппарат сделал несколько снимков моего естества в разных ракурсах.</text:p>
      <text:p text:style-name="P53"/>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3"/>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
      <text:p text:style-name="P53"><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
      <text:p text:style-name="P53">Твайлайт вытащила воронку из аппарата и приставила её к моей груди. За воронкой к ящику тянулся толстый гофрированный шланг.</text:p>
      <text:p text:style-name="P53"/>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3"/>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
      <text:p text:style-name="P53">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
      <text:p text:style-name="P53">Мой полёт сквозь усыпанную звёздами сине-зелёную мглу закончился столкновением с чем-то мягким.</text:p>
      <text:p text:style-name="P53"/>
      <text:p text:style-name="P53"><text:soft-page-break/><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магический резонанс так среагирует на…</text:p>
      <text:p text:style-name="P53"/>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
      <text:p text:style-name="P53"><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4">***</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
      <text:p text:style-name="P53">Я прыгал на одной ноге, натягивая джинсы.</text:p>
      <text:p text:style-name="P53"><text:span text:style-name="T11">– </text:span>Они лежали в нагрудном кармане рубашки.</text:p>
      <text:p text:style-name="P53"/>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
      <text:p text:style-name="P53"><text:span text:style-name="T11">– </text:span>Вот, прибрался малёхо. Но с потолка сажу ещё не успел отчистить, там стремянка нужна.</text:p>
      <text:p text:style-name="P53"><text:soft-page-break/><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3"/>
      <text:p text:style-name="P53">Я отдышался. Поняхи участливо смотрели на меня, выискивая признаки успокоения.</text:p>
      <text:p text:style-name="P53"/>
      <text:p text:style-name="P53"><text:span text:style-name="T11">– </text:span>Отпустите. Я уже правильный, <text:span text:style-name="T11">– </text:span>наконец произнёс я.</text:p>
      <text:p text:style-name="P53"/>
      <text:p text:style-name="P53">Пинки, Дэш и Твайлайт слезли с горы подушек, наваленных на меня во время эмоционального взрыва. Эпплджек встала с ног.</text:p>
      <text:p text:style-name="P53"/>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3"/>
      <text:p text:style-name="P53">…</text:p>
      <text:p text:style-name="P53"><text:soft-page-break/></text:p>
      <text:p text:style-name="P53"><text:span text:style-name="T11">– </text:span>Ты точно знаешь, што делаешь? 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М</text:span>не, к-к-кажется, нужно пойти п-п-покормить Энджела… Я, эмм, скоро вернусь…</text:p>
      <text:p text:style-name="P53"><text:span text:style-name="T11">– </text:span>Флатти, мы же договаривались! Это абсолютно, я подчёркиваю, абсолютно безопасно!</text:p>
      <text:p text:style-name="P53"><text:span text:style-name="T11">– </text:span>Т-т-ты и в прошлый раз так же г-г-говорила… Я… Я не могу… Я просто не могу…</text:p>
      <text:p text:style-name="P53"><text:span text:style-name="T11">– </text:span>Флатти!</text:p>
      <text:p text:style-name="P53"><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3"><text:span text:style-name="T11">– </text:span>НЕТ! Я… Я согласна! Только з-з-завяжите мне глаза, п-п-пожалуйста…</text:p>
      <text:p text:style-name="P53"><text:span text:style-name="T11">– Кобылки</text:span>, приготовились! Начинаю обратный отсчёт! Десять! Девять! Восемь! Семь!</text:p>
      <text:p text:style-name="P53"/>
      <text:p text:style-name="P53">Гудение синхрофазотрона усилилось. Картинка у меня перед глазами поплыла.</text:p>
      <text:p text:style-name="P53"/>
      <text:p text:style-name="P53"><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3"/>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3"/>
      <text:p text:style-name="P53">Я вглядываюсь в далёкую вершину.</text:p>
      <text:p text:style-name="P53"/>
      <text:p text:style-name="P53">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3">Я наклоняюсь и протягиваю к ней руку.</text:p>
      <text:p text:style-name="P53"/>
      <text:p text:style-name="P53">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
      <text:p text:style-name="P53"><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3">Плотный квадратик письма сразу же попадается под руку в дупле.</text:p>
      <text:p text:style-name="P53"/>
      <text:p text:style-name="P63">«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3">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3">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3">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3">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3">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3">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3">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5"/>
      <text:p text:style-name="P63"><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3"/>
      <text:p text:style-name="P53">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3"/>
      <text:p text:style-name="P53">Я мчусь к мосту.</text:p>
      <text:p text:style-name="P53"><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3"/>
      <text:p text:style-name="P53">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3">Через Провал перекинут потрёпанный верёвочный мост.</text:p>
      <text:p text:style-name="P53"/>
      <text:p text:style-name="P53">Я переправляюсь через пропасть.</text:p>
      <text:p text:style-name="P53"/>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6">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8"/>
      <text:p text:style-name="P53">Мириады пульсирующих нитей сходятся к центру комнаты, где на матрасе лежит обтянутый шкурой скелет аликорна.</text:p>
      <text:p text:style-name="P53"/>
      <text:p text:style-name="P53">Я осторожно пересекаю комнату, разгребаю образовавшийся сугроб снега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
      <text:p text:style-name="P53">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3"/>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
      <text:p text:style-name="P53">Смех скелета похож на кашель.</text:p>
      <text:p text:style-name="P53"><text:soft-page-break/></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 ТЫ НИЧЕГО НЕ СМОЖЕШЬ!!!</text:p>
      <text:p text:style-name="P53"/>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3">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3">Доволен? Вот что ты узнал своим экспериментом! Твайлайт зря старалась…</text:p>
      <text:p text:style-name="P53"/>
      <text:p text:style-name="P53">Луна снова закашливается едким смехом и отпивает из вазы, стоящей на полу рядом с матрацем. На кромке вазы остаётся кровавый след.</text:p>
      <text:p text:style-name="P39"/>
      <text:p text:style-name="P53"><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3"/>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
      <text:p text:style-name="P53"><text:span text:style-name="T11">– </text:span>Но что в Нашей власти — так это вышвырнуть тебя отсюда!</text:p>
      <text:p text:style-name="P53">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3"/>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oft-page-break/></text:p>
      <text:p text:style-name="P53"><text:span text:style-name="T11">– </text:span>Кимеринн погиб, чтобы ты жил!</text:p>
      <text:p text:style-name="P53">Шаг назад.</text:p>
      <text:p text:style-name="P53"/>
      <text:p text:style-name="P53"><text:span text:style-name="T11">– </text:span>Сестра утратила магию и развоплотилась из-за тебя!</text:p>
      <text:p text:style-name="P53">Шаг назад.</text:p>
      <text:p text:style-name="P53"/>
      <text:p text:style-name="P53"><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
      <text:p text:style-name="P53">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3"/>
      <text:p text:style-name="P53">Я проваливаюсь в сине-зелёную мглу, усыпанную звёздами.</text:p>
      <text:p text:style-name="P53"/>
      <text:p text:style-name="P54">***</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3"/>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3"/>
      <text:p text:style-name="P68">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3"/>
      <text:p text:style-name="P53">Ближе.</text:p>
      <text:p text:style-name="P53"/>
      <text:p text:style-name="P53">Тело ощущает дискомфорт от низкочастотной вибрации, как будто рядом проходит поезд.</text:p>
      <text:p text:style-name="P53"/>
      <text:p text:style-name="P53">Ещё ближе.</text:p>
      <text:p text:style-name="P53"/>
      <text:p text:style-name="P53">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3"/>
      <text:p text:style-name="P53"><text:soft-page-break/>Совсем близко.</text:p>
      <text:p text:style-name="P53"/>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
      <text:p text:style-name="P53">Я киваю ей в ответ. Мне понятно, почему.</text:p>
      <text:p text:style-name="P53"/>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
      <text:p text:style-name="P53">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
      <text:p text:style-name="P53"><text:soft-page-break/><text:span text:style-name="T11">– </text:span>Ну што? Увидел што-нибудь, сахарок?</text:p>
      <text:p text:style-name="P53">Пони уставились на меня с надеждой.</text:p>
      <text:p text:style-name="P53"/>
      <text:p text:style-name="P53"><text:span text:style-name="T11">– </text:span>Да.</text:p>
      <text:p text:style-name="P53">Откровение давило на психику как тонна кирпичей. Я не знал, что им сказать. Я не мог.</text:p>
      <text:p text:style-name="P53"/>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
      <text:p text:style-name="P53">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
      <text:p text:style-name="P53">Тишина сменилась гулом голосов. Пони вполголоса обсуждали ситуацию, посматривая на меня и почёсывая в затылках.</text:p>
      <text:p text:style-name="P53"/>
      <text:p text:style-name="P53"><text:span text:style-name="T11">– </text:span>Конски яблоки! Вот это поворот! А мне так хотелось узнать, што за нечисть тут орудует!</text:p>
      <text:p text:style-name="P53"><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
      <text:p text:style-name="P53">Твайлайт протёрла доску тряпочкой и нарисовала на ней коробку.</text:p>
      <text:p text:style-name="P53"><text:span text:style-name="T11">– </text:span>Предположим, в коробке заперт кот!</text:p>
      <text:p text:style-name="P39"/>
      <text:p text:style-name="P53"><text:span text:style-name="T11">Н</text:span>арисованный кот упирался лапами в крышку коробки, явно пытаясь выбраться.</text:p>
      <text:p text:style-name="P53"/>
      <text:p text:style-name="P53"><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
      <text:p text:style-name="P53"><text:soft-page-break/>Я насторожился, услышав знакомое название.</text:p>
      <text:p text:style-name="P53"/>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
      <text:p text:style-name="P53">Твайлайт прокашлялась, отпила из графина и продолжила.</text:p>
      <text:p text:style-name="P53"/>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
      <text:p text:style-name="P53">Пони молчали, переваривая информацию. Дэш с отсутствующим видом следила за пауком на потолке.</text:p>
      <text:p text:style-name="P53"/>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
      <text:p text:style-name="P53">Я поднял руку, прося слово. Пони обернулись на меня и затихли.</text:p>
      <text:p text:style-name="P53"/>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
      <text:p text:style-name="P53">…</text:p>
      <text:p text:style-name="P53"/>
      <text:p text:style-name="P53"><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3"><text:span text:style-name="T11">– </text:span>Не совсем. Мне таки удалось узнать, где искать Селестию.</text:p>
      <text:p text:style-name="P53"/>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
      <text:p text:style-name="P53"><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3"><text:soft-page-break/>В голосе лавандовой единорожки звучал металл. Мы опять полетели к Твайлайт.</text:p>
      <text:p text:style-name="P53"/>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
      <text:p text:style-name="P53">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
      <text:p text:style-name="P53">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
      <text:p text:style-name="P53"><text:span text:style-name="T11">– О</text:span>хренеть! <text:span text:style-name="T11">– </text:span>чертыхнулся Спайк. <text:span text:style-name="T11">– </text:span><text:s/>Твай, она создаёт сферу стихий!</text:p>
      <text:p text:style-name="P53"><text:soft-page-break/><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6">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
      <text:p text:style-name="P53">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
      <text:p text:style-name="P53">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
      <text:p text:style-name="P53">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
      <text:p text:style-name="P53"><text:soft-page-break/>Через некоторое время этой крохотн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oft-page-break/><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39"/>
      <text:p text:style-name="P53"><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3">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3"/>
      <text:p text:style-name="P53">Кажется, ты придумал, как отомстить надменной кобыле, Анон!</text:p>
      <text:p text:style-name="P53"/>
      <text:p text:style-name="P53">Напрягая силу воли, я отдал приказ непослушному телу. Ладонь стала плавно сжиматься.</text:p>
      <text:p text:style-name="P39">–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39"/>
      <text:p text:style-name="P39"><text:soft-page-break/>Моя ладонь сжала проезжающий мимо нос Луны. Гневная тирада ночной аликорницы завершилась трубным рёвом.</text:p>
      <text:p text:style-name="P53">С громким хлопком время восстановило свой ход, сознания воссоединились, все попадали на пол. </text:p>
      <text:p text:style-name="P53"/>
      <text:p text:style-name="P53">…</text:p>
      <text:p text:style-name="P53"/>
      <text:p text:style-name="P53"><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3"/>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
      <text:p text:style-name="P53">Я задумался. Как объяснить ей, не рассказывая основное? То, от чего весь мир остановится? Как описать частность, не раскрыв суть?</text:p>
      <text:p text:style-name="P53"/>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3"/>
      <text:p text:style-name="P53"><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3">Нет, только не это! Только не из-за меня! Ну хватит же! Я не могу быть виноватым во всех бедах Эквестрии!</text:p>
      <text:p text:style-name="P53"/>
      <text:p text:style-name="P53"><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3"/>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Селестия. Она стояла в очереди к Чёрному Экрану. А за экраном…</text:p>
      <text:p text:style-name="P53"/>
      <text:p text:style-name="P53">Будь что будет, Анон! Молись, чтобы клочок информации не привёл к глобальной катастрофе!</text:p>
      <text:p text:style-name="P53"/>
      <text:p text:style-name="P53"><text:span text:style-name="T11">– А з</text:span>а экраном был мой мир. Я узнал его!</text:p>
      <text:p text:style-name="P53"/>
      <text:p text:style-name="P53">Ничего не изменилось. В разговор встряла Твайлайт, до этого тихо стоявшая в сторонке.</text:p>
      <text:p text:style-name="P53"><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3"/>
      <text:p text:style-name="P53">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3"/>
      <text:p text:style-name="P53"><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3"><text:soft-page-break/>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3"/>
      <text:p text:style-name="P53">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3"/>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3"/>
      <text:p text:style-name="P53">Единорожка вернулась в библиотеку. Некоторое время мы с Луной молча слушали звуки засыпающего Понивилля.</text:p>
      <text:p text:style-name="P53"/>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39"/>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в Эквестрии с его помощью?</text:p>
      <text:p text:style-name="P53"/>
      <text:p text:style-name="P53">Аликорница смутилась.</text:p>
      <text:p text:style-name="P53"><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
      <text:p text:style-name="P53">Я присмотрелся к ночной принцессе с подозрением. Что она знает о нас с Селестией?</text:p>
      <text:p text:style-name="P53"/>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53"/>
      <text:p text:style-name="P53">Дружеский интим «для здоровья» всё ещё вызывает в тебе досаду, Анон!</text:p>
      <text:p text:style-name="P53"/>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1"/>
      <text:p text:style-name="P48"><text:span text:style-name="T17">–</text:span> Тогда зачем она..?</text:p>
      <text:p text:style-name="P48"><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врать! – возмутился я. – Сел исцелила меня в Кантерлоте с помощью заместительной терапии.</text:p>
      <text:p text:style-name="P39"/>
      <text:p text:style-name="P39">Луна вскинула копыто к <text:span text:style-name="T1">виску</text:span> и закатила глаза.</text:p>
      <text:p text:style-name="P48"><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
      <text:p text:style-name="P53">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3"/>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8"/>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
      <text:p text:style-name="P53">Я пожал плечами и спустился с пегаской вниз, к компании.</text:p>
      <text:p text:style-name="P53"/>
      <text:h text:style-name="P164" text:outline-level="2"><text:soft-page-break/><text:span text:style-name="T1">22</text:span>. <text:span text:style-name="T1">Лучший</text:span> Гранд Галопин<text:span text:style-name="T1">г</text:span> Гала <text:span text:style-name="T1">в истории</text:span></text:h>
      <text:p text:style-name="P83"/>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
      <text:p text:style-name="P53">Тук-тук-тук!</text:p>
      <text:p text:style-name="P53"/>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Пегаск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Дэш.</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3"/>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
      <text:p text:style-name="P53"><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6">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
      <text:p text:style-name="P53">Я мило улыбнулся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
      <text:p text:style-name="P53">Аликорница обвела присутствующих долгим взглядом и начала.</text:p>
      <text:p text:style-name="P53"><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3"/>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3">Луна вздохнула.</text:p>
      <text:p text:style-name="P53">–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3">С этими словами аликорница развернула свиток, достигший нижним концом пола.</text:p>
      <text:p text:style-name="P53">Твайлайт схватилась за голову.</text:p>
      <text:p text:style-name="P53"/>
      <text:p text:style-name="P40">***</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text:soft-page-break/></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
      <text:p text:style-name="P53">Заросли можжевельника раздвинулись, пропуская синюю единорожку.</text:p>
      <text:p text:style-name="P53"/>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3"/>
      <text:p text:style-name="P53">Индиго молча села возле меня. Потом она всхлипнула. Потом тяжело вздохнула.</text:p>
      <text:p text:style-name="P53">– Пожалуйста, скажи мне, что с ними.</text:p>
      <text:p text:style-name="P53"><text:soft-page-break/></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
      <text:p text:style-name="P53">Индиго хмуро взглянула на меня.</text:p>
      <text:p text:style-name="P53">–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
      <text:p text:style-name="P53">В серебряной коробке вместо книги лежал одинокий листок бумаги.</text:p>
      <text:p text:style-name="P63"><text:soft-page-break/></text:p>
      <text:p text:style-name="P63">«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3"/>
      <text:p text:style-name="P53">«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3"/>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3"/>
      <text:p text:style-name="P53">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3">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3">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3"><text:soft-page-break/></text:p>
      <text:p text:style-name="P53">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3"/>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
      <text:p text:style-name="P53">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soft-page-break/>…</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3"/>
      <text:p text:style-name="P53">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Беседующие остановились прямо у колонны, за которой сидел я.</text:p>
      <text:p text:style-name="P53"/>
      <text:p text:style-name="P53"><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3"/>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text:p text:style-name="P53">Я поднялся.</text:p>
      <text:p text:style-name="P53">–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3">Луна сочувственно кивнула.</text:p>
      <text:p text:style-name="P53">–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3">Я понимающе покачал головой. Чёрная фурия была не так уж плоха, если узнать её получше!</text:p>
      <text:p text:style-name="P53">Аликорница смущённо улыбнулась.</text:p>
      <text:p text:style-name="P53">–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3"><text:soft-page-break/>– О, да! Классно играют! Впервые слышу в Эквестрии такую продвинутую музыку.</text:p>
      <text:p text:style-name="P53">Луна вздохнула.</text:p>
      <text:p text:style-name="P53">–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3"/>
      <text:p text:style-name="P53">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3">–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3">Принц позеленел, промычал нечто нечленораздельное и махнул копытом носильщикам двигаться дальше.</text:p>
      <text:p text:style-name="P53"/>
      <text:p text:style-name="P53">Во дворце, вручив мне тяжёлую шкатулку серебряной окантовки с хрустальным шаром на крышке,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
      <text:p text:style-name="P53">Она что,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3"/>
      <text:p text:style-name="P53">Перепрыгивая через две ступеньки я достиг вершины башни.</text:p>
      <text:p text:style-name="P53"><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
      <text:p text:style-name="P53">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8"/>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
      <text:p text:style-name="P53">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3"/>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
      <text:p text:style-name="P53">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3"/>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3"/>
      <text:p text:style-name="P53">Штурвал заклинило. Бля!!!</text:p>
      <text:p text:style-name="P53"/>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
      <text:p text:style-name="P53">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
      <text:p text:style-name="P53">Замок.</text:p>
      <text:p text:style-name="P53">Проклятье, что с замком?!</text:p>
      <text:p text:style-name="P53"/>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
      <text:p text:style-name="P53">А я-то был в воздухе, в ста метрах над землёй! В воздухе, блядь, а не на земле!</text:p>
      <text:p text:style-name="P53"/>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
      <text:p text:style-name="P53">Спокойно, Анон! Ты когда-то хотел стать пилотом — в следующий раз будь поосторожнее в своих мечтаниях! Альпинизм — наше всё!</text:p>
      <text:p text:style-name="P53">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
      <text:p text:style-name="P53">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text:soft-page-break/></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69">Зафиксирована опасная ситуация. Сознание пациента </text:span><text:span text:style-name="T70">&lt;</text:span><text:span text:style-name="T69">СЕЛЕСТИЯ</text:span><text:span text:style-name="T70">&gt;</text:span><text:span text:style-name="T69"> не регистрируется. Активируется протокол экстренной эвакуации пациента </text:span><text:span text:style-name="T70">&lt;</text:span><text:span text:style-name="T69">СЕЛЕСТИЯ</text:span><text:span text:style-name="T70">&gt;</text:span><text:span text:style-name="T69"> к супервизору </text:span><text:span text:style-name="T70">&lt;</text:span><text:span text:style-name="T69">ЛУНА</text:span><text:span text:style-name="T70">&gt;</text:span><text:span text:style-name="T69">.</text:span></text:p>
      <text:p text:style-name="P77"/>
      <text:p text:style-name="P53">Я обернулся.</text:p>
      <text:p text:style-name="P53"/>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
      <text:p text:style-name="P53">БЛЯ!!!</text:p>
      <text:p text:style-name="P53">Какая тупица закрыла двери?</text:p>
      <text:p text:style-name="P53"/>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text:soft-page-break/>–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идиотом.</text:p>
      <text:p text:style-name="P53"/>
      <text:p text:style-name="P53">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5"/>
      <text:p text:style-name="P53">Скалу ощутимо тряхнуло. Грибной суп выплеснулся из супницы на стол.</text:p>
      <text:p text:style-name="P53">– Конски яблоки! Четвёртый день уж волокут. Могли б и научиться наконец-то, – проворчала Эпплджек с набитым ртом.</text:p>
      <text:p text:style-name="P53"/>
      <text:p text:style-name="P53">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3">«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у железной дороги.</text:p>
      <text:p text:style-name="P53">– Эй-Джей, гляди, твоя ферма! Я даже Биг Мака вижу. Вон, дрыхнет в стогу, – Дэш указала на красную точку в поле на окраине городка.</text:p>
      <text:p text:style-name="P53">–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3"/>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3"/>
      <text:p text:style-name="P53">– Итак, через день мы достигнем цели. 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
      <text:p text:style-name="P53">Я вспомнил, как мы драпали из замка, но промолчал.</text:p>
      <text:p text:style-name="P53"/>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
      <text:p text:style-name="P53">Я продемонстрировал ночной принцессе шкатулку с беспорядочно мечущейся стрелкой.</text:p>
      <text:p text:style-name="P53"/>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
      <text:p text:style-name="P53">Дэш подняла копыто.</text:p>
      <text:p text:style-name="P53">– Если я правильно врубилась, нам надо навести в болоте шороху при посадке? Чтоб ничего не дёргалось? Это для меня — фигня! Было б о чём говорить.</text:p>
      <text:p text:style-name="P53"/>
      <text:p text:style-name="P53">Все, включая меня, вытаращились на пегаску с великим удивлением. Дискорд покрутил когтем у виска.</text:p>
      <text:p text:style-name="P53"/>
      <text:p text:style-name="P53">– Я могу влупить по болоту радужным ударом, – объяснила пегаска. – Ручаюсь, после этого пландерсидам будет не до нас.</text:p>
      <text:p text:style-name="P53"/>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3"/>
      <text:p text:style-name="P53">Драконикус для наглядности плюнул. Плевок затормозил у потолка, изменил направление на девяносто градусов и вылетел в окно.</text:p>
      <text:p text:style-name="P53"/>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3"/>
      <text:p text:style-name="P53">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text:p text:style-name="P53"><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3"/>
      <text:p text:style-name="P53">Луна с шумом захлопнула справочник.</text:p>
      <text:p text:style-name="P53">–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
      <text:p text:style-name="P53">Луна нахмурилась.</text:p>
      <text:p text:style-name="P53">– Мы видим, у тебя уже есть готовое решение. Говори.</text:p>
      <text:p text:style-name="P53"/>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3"/>
      <text:p text:style-name="P53">Луна скосила глаза на меня в немом вопросе. <text:s/>Я не увидел ответную мимику Дискорда — тот повернулся ко мне спиной.</text:p>
      <text:p text:style-name="P53"/>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
      <text:p text:style-name="P53">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text:soft-page-break/></text:p>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3">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
      <text:p text:style-name="P53">Я почувствовал резкую боль. Отдёрнув руку, я увидел на пальце кровь из ранки. </text:p>
      <text:p text:style-name="P53">Дэш смутилась.</text:p>
      <text:p text:style-name="P53"><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3"/>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
      <text:p text:style-name="P53">Розовая пони уселась на круп, копытами оттянула веки и высунула язык, сотворив совершенно безумную мордаху.</text:p>
      <text:p text:style-name="P53"/>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лучшие.</text:p>
      <text:p text:style-name="P53">– А я — лучшая из лучших! – похлопала себя в грудь Дэш. – Не забывай об этом!</text:p>
      <text:p text:style-name="P53"/>
      <text:p text:style-name="P53">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
      <text:p text:style-name="P53"><text:soft-page-break/>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
      <text:p text:style-name="P53">Сарказм скроет твою <text:s/>печаль, Анон!</text:p>
      <text:p text:style-name="P53"/>
      <text:p text:style-name="P53">–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3"/>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
      <text:p text:style-name="P53">Луна опустила мне на колени небольшую карточку из серебра.</text:p>
      <text:p text:style-name="P53"/>
      <text:p text:style-name="P72"><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2"/>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
      <text:p text:style-name="P48">Или, может быть, в тебе, Анон, если ты до сих пор пытаешься судить о пони по стандартам мира людей?</text:p>
      <text:p text:style-name="P48"/>
      <text:p text:style-name="P48">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
      <text:p text:style-name="P48">Пегаска, не услышав от меня слов восхищения, надулась.</text:p>
      <text:p text:style-name="P48">–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2"/>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6">Центурия <text:span text:style-name="T51">– военное подразделение в 100 солдат</text:span></text:p></text:note-body></text:note> в последний бой.</text:p>
      <text:p text:style-name="P48"/>
      <text:p text:style-name="P48">Аликорница легонько коснулась крылом моего плеча.</text:p>
      <text:p text:style-name="P48"><text:soft-page-break/>– Будь храбр. Будь стоек. Будь силён. Что бы ни случилось, помни: Эквестрия с тобой. Эквестрия в тебе. Навсегда. И всегда. Удачи, солдат!</text:p>
      <text:p text:style-name="P48"/>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 В гараж. Надо закончить кое-какую работу.</text:p>
      <text:p text:style-name="P48">Пегаска кивнула.</text:p>
      <text:p text:style-name="P48"><text:soft-page-break/>–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8"/>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
      <text:p text:style-name="P48">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8">Мечты — мечты. Я горько улыбнулся своим мыслям.</text:p>
      <text:p text:style-name="P48"/>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
      <text:p text:style-name="P48"><text:soft-page-break/>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
      <text:p text:style-name="P48">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
      <text:p text:style-name="P48">Спокойно, Анон, всё под контролем. Просто доверься ей.</text:p>
      <text:p text:style-name="P48"/>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4"/>
      <text:p text:style-name="P48">И прежде чем я успел что-либо осмыслить, из дальнего закутка моей души вырвался ответ.</text:p>
      <text:p text:style-name="P94"/>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4"/>
      <text:p text:style-name="P51">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1"/>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
      <text:p text:style-name="P48">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8">И словно частички радуги, крохотные капельки срывались с гривы и падали мне на щеку.</text:p>
      <text:p text:style-name="P48">Одна, вторая, третья. Откуда дождь? Мы же над облаками? Я попробовал влагу на вкус.</text:p>
      <text:p text:style-name="P48">Солёная.</text:p>
      <text:p text:style-name="P48">Проклятье! Я хотел избежать этого.</text:p>
      <text:p text:style-name="P48"/>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
      <text:p text:style-name="P48">Отцепив пегаску от «Королевы Лорен», я тихо спросил её:</text:p>
      <text:p text:style-name="P51"><text:soft-page-break/>–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фига? У тебя глюки, Анон?</text:p>
      <text:p text:style-name="P51"/>
      <text:p text:style-name="P51">Её наигранная весёлость только утвердила меня в своей правоте. Я осторожно снял с Дэш громадные противосолнечные очки.</text:p>
      <text:p text:style-name="P51"/>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
      <text:p text:style-name="P53">Тихий ропот возник у нас за спинами. Я обернулся. <text:span text:style-name="T77">П</text:span>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text:span text:style-name="T77">этих</text:span> был такой вид, будто Луна грабанула археологический музей.</text:p>
      <text:p text:style-name="P53"/>
      <text:p text:style-name="P53">Предупреждая зарождающуюся панику, аликорница подняла копыто.</text:p>
      <text:p text:style-name="P53">– Не волнуйтесь, Наши маленькие пони! То, что <text:span text:style-name="T78">Мы</text:span> надел<text:span text:style-name="T78">и</text:span> Наши доспехи тысячелетней давности, не означает, что <text:span text:style-name="T78">Мы</text:span> стал<text:span text:style-name="T78">и</text:span> Найтмэр Мун! Доспехи — это всего лишь доспехи. Другого комплекта у Нас нет.</text:p>
      <text:p text:style-name="P53">Аликорница подошла к нам и замерла в ожидании. Тяж<text:span text:style-name="T78">кое</text:span> чувство накрыло меня.</text:p>
      <text:p text:style-name="P53"/>
      <text:p text:style-name="P154">– Вижу! – наконец, нарушила молчание Пинки.</text:p>
      <text:p text:style-name="P154">Она оторвалась от подзорной трубы и указала вдаль.</text:p>
      <text:p text:style-name="P154"/>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text:p text:style-name="P53"><text:soft-page-break/>–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
      <text:p text:style-name="P53">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
      <text:p text:style-name="P53">Я снова пригнулся к подзорной трубе и <text:span text:style-name="T79">принялся</text:span>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text:span text:style-name="T80">б</text:span>ери, как???</text:p>
      <text:p text:style-name="P53"/>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6">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
      <text:p text:style-name="P53">Ага, сейчас!</text:p>
      <text:p text:style-name="P53"/>
      <text:p text:style-name="P53">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text:soft-page-break/>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text:span text:style-name="T81">длинных</text:span>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text:span text:style-name="T81">шляпы </text:span>одновременно.</text:p>
      <text:p text:style-name="P53"/>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text:p text:style-name="P53">– Рэйнбоу Дэш, твой выход, – обратилась к пегаске Луна. – А также Наш. И да пребудет с нами удача!</text:p>
      <text:p text:style-name="P53"/>
      <text:p text:style-name="P155">Дэш кивнула в ответ и подошла к краю обзорной площадки. Рядом стала <text:span text:style-name="T82">аликорница</text:span>.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text:span text:style-name="T82">цокнувшись копытами</text:span>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text:span text:style-name="T83">скрыв их от наших глаз</text:span>. Я не успел выдохнуть, когда колючую гору раскидала <text:soft-page-break/>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
      <text:p text:style-name="P53">Луна, убедившись, что с пегаской всё в порядке, подошла ко мне, подволакивая ногу.</text:p>
      <text:p text:style-name="P53">– Мы удовлетворены операцией. <text:span text:style-name="T83">Элемент Верности потрудился на славу! </text:span>Озеро очищено от пландерсидов-мутантов, теперь высадка не опасна. Уцелевшие остатки лиан в руинах не представляют для Нас проблемы.</text:p>
      <text:p text:style-name="P53"/>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156">– Мы утратили былую реакцию. Нам стыдно! Неважно. Главное — мы выиграли этот бой.</text:p>
      <text:p text:style-name="P156">–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156"/>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
      <text:p text:style-name="P157">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text:span text:style-name="T84">коллега</text:span>. «<text:span text:style-name="T85">Каретный двор «Чёрная молния</text:span>»» — <text:span text:style-name="T85">прочёл я на тусклой табличке у подножки.</text:span></text:p>
      <text:p text:style-name="P157"/>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text:span text:style-name="T85">Колесница медленно тронулась с места…</text:span></text:p>
      <text:p text:style-name="P39"/>
      <text:p text:style-name="P162">…События последующего часа видятся мне, как россыпь острых осколков, подобных тем, которые возникают, когда в центр стеклянного полотна бросают кирпич.</text:p>
      <text:p text:style-name="P162">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soft-page-break/>~~~~~</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 Бросайте якорь, – приказывает Луна в микрофон.</text:p>
      <text:p text:style-name="P53"/>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text:p text:style-name="P53">– Что за..? О <text:span text:style-name="T87">небо</text:span>!!!</text:p>
      <text:p text:style-name="P53"/>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text:span text:style-name="T86">ые</text:span> <text:span text:style-name="T86">поля </text:span>выглядят так, как будто само озеро смотрит на нас злобным взглядом.</text:p>
      <text:p text:style-name="P53">Я недоумённо всматриваюсь вниз. Желтые круги медленно увеличиваются. <text:span text:style-name="T86">На воде проступают некие очертания.</text:span> От внезапного понимания волосы встают дыбом у меня на затылке. <text:span text:style-name="T86">Сердце ухает вниз в холодном ужасе. </text:span>Мои глаза меня не обманывают, <text:span text:style-name="T86">эти </text:span>круги действительно… </text:p>
      <text:p text:style-name="P53"/>
      <text:p text:style-name="P53">О <text:span text:style-name="T86">БОГИ</text:span>!!!</text:p>
      <text:p text:style-name="P53"/>
      <text:p text:style-name="P53"><text:span text:style-name="T86">Рядом с опадающей водяной колонной п</text:span>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text:p text:style-name="P158">– Ох, Селестия милосердная… Кракен… Этого не было в расчётах… – бормочет Твайлайт.</text:p>
      <text:p text:style-name="P158">Мы завороженно смотрим на хтоническое чудовище, подымающееся из тёмных вод.</text:p>
      <text:p text:style-name="P53"/>
      <text:p text:style-name="P53"><text:soft-page-break/>«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3"/>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
      <text:p text:style-name="P53">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text:span text:style-name="T88">монстра</text:span>. Тот перемалывает её как спичку, одним небрежным движением.</text:p>
      <text:p text:style-name="P53">Дэш что-то шепчет на ухо <text:span text:style-name="T88">Луне</text:span>, та кивает в согласии. Пегаска стрелой взмывает с колесницы.</text:p>
      <text:p text:style-name="P53"/>
      <text:p text:style-name="P53">Щупальца <text:span text:style-name="T88">кракена</text:span>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
      <text:p text:style-name="P159">Радужная молния пикирует вниз, отворачивая в сторону у самых ядовито-жёлтых буркал кракена. <text:span text:style-name="T89">Скорость пегаски не поддаётся описанию — вчерашний эксперимент видится мне лёгкой разминкой в текущем свете.</text:span> <text:span text:style-name="T89">Ударный фронт воздуха следует за пегаской всесокрушающим тараном.</text:span></text:p>
      <text:p text:style-name="P159"/>
      <text:p text:style-name="P159">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159"/>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3"/>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text:soft-page-break/>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text:p text:style-name="P53">– Берегись!!!</text:p>
      <text:p text:style-name="P160">Скала проносится рядом с нами, <text:span text:style-name="T89">взмывая на</text:span> привычную высоту. Колесница Луны в турбулентном потоке переворачивается, рассыпая пассажиров, как горох.</text:p>
      <text:p text:style-name="P160">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text:p>
      <text:p text:style-name="P53"/>
      <text:p text:style-name="P53">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p text:style-name="P53">– <text:span text:style-name="T61">А ч</text:span>то случилось с кракеном?</text:p>
      <text:p text:style-name="P53">– Он <text:span text:style-name="T90">упал</text:span> в <text:span text:style-name="T61">П</text:span>ровал, – отвечает пегаска и смотрит на извивающийся остаток щупальца на скале. – По-крайней мере, большая его часть.</text:p>
      <text:p text:style-name="P53"/>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text:soft-page-break/>– Я видел только маленькую часть замка Сестёр. И то, в основном, подземную и на бегу. Но ты ведь можешь подняться над замком и разведать путь?</text:p>
      <text:p text:style-name="P53"/>
      <text:p text:style-name="P53">Пегаска чешет копытом в затылке.</text:p>
      <text:p text:style-name="P53">– Могу, конечно. Но пока я сюда спускалась, меня трижды чуть не сбили.</text:p>
      <text:p text:style-name="P53"/>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
      <text:p text:style-name="P53">Прекрасно! Просто прекрасно!</text:p>
      <text:p text:style-name="P53">Я спускаюсь вниз, сажусь на обломок стены и обхватываю голову руками.</text:p>
      <text:p text:style-name="P53"/>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text:p text:style-name="P53">– Анон… – касается крылом моего плеча Дэш. – Не время хандр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text:span text:style-name="T90">Мне жаль, ч</text:span>то я всех вас втянул в эту авантюру. Лучше бы <text:span text:style-name="T91">вы не вытаскивали меня в Эквестрию</text:span>.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
      <text:p text:style-name="P53">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text:soft-page-break/></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
      <text:p text:style-name="P161">Мы спускаемся в темноту древнего хода.</text:p>
      <text:p text:style-name="P161">Триста метров. Каких-то грёбанных триста метров!</text:p>
      <text:p text:style-name="P53"/>
      <text:p text:style-name="P53">…</text:p>
      <text:p text:style-name="P53"/>
      <text:p text:style-name="P53"><text:span text:style-name="T92">Ч</text:span>ас <text:span text:style-name="T92">спустя </text:span>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text:span><text:soft-page-break/><text:span text:style-name="T1">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text:soft-page-break/>–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7"><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8"/>
      <text:p text:style-name="P99">Кажется, я уже это встречал раньше! Не помню только, где и когда.</text:p>
      <text:p text:style-name="P98"/>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text:soft-page-break/>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3">Там лишь тающая в темноте радуга.</text:p>
      <text:p text:style-name="P48"/>
      <text:h text:style-name="Heading_20_2" text:outline-level="2">2<text:span text:style-name="T1">6</text:span>. <text:span text:style-name="T1">Терра</text:span></text:h>
      <text:h text:style-name="P16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text:span><text:soft-page-break/><text:span text:style-name="T28">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text:soft-page-break/>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text:soft-page-break/>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1">…</text:p>
      <text:p text:style-name="P91">…</text:p>
      <text:p text:style-name="P91">Конфликт с узлом 5</text:p>
      <text:p text:style-name="P91">…</text:p>
      <text:p text:style-name="P91">…</text:p>
      <text:p text:style-name="P91">Конфликт с узлом 12</text:p>
      <text:p text:style-name="P91">…</text:p>
      <text:p text:style-name="P91">Конфликт с узлом 15</text:p>
      <text:p text:style-name="P91">…</text:p>
      <text:p text:style-name="P91">Конфликт с узлом 17</text:p>
      <text:p text:style-name="P91">…</text:p>
      <text:p text:style-name="P91">…</text:p>
      <text:p text:style-name="P89">Решение.</text:p>
      <text:p text:style-name="P89">…</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5"/>
      <text:p text:style-name="P3">Заебись.</text:p>
      <text:p text:style-name="P3"/>
      <text:p text:style-name="P3">Я глянул на часы. Двенадцать. Пора.</text:p>
      <text:p text:style-name="P1"><text:soft-page-break/>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oft-page-break/><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text:soft-page-break/>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
      <text:h text:style-name="Heading_20_2" text:outline-level="2">2<text:span text:style-name="T1">7</text:span>. <text:span text:style-name="T1">Терра</text:span></text:h>
      <text:h text:style-name="P16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3"><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3">–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3">– Ты его слишком… эмм, упрощаешь. – продолжала Флаттершай. – Вот, взгляни сюда.</text:p>
      <text:p text:style-name="P103">Флаттершай повернула ко мне экран. Мультяшный Дискорд с полными слёз глазами стоял на ледовом катке перед брошенными коньками.</text:p>
      <text:p text:style-name="P103"><text:soft-page-break/><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8">Я с удивлением повернулся к притихшей Флаттершай.</text:p>
      <text:p text:style-name="P108">– А как?</text:p>
      <text:p text:style-name="P108">Девушка обхватила себя руками, как будто от холода. Я еле различал её полушёпот.</text:p>
      <text:p text:style-name="P108">–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ся, но… эмм, потому что ты видишь только внешнюю картинку.</text:p>
      <text:p text:style-name="P113">– А ты в курсе, что твой Дискорд многократно сжигал Селестию живьём? Хороша шутка, обхохочешься! – выпалил я.</text:p>
      <text:p text:style-name="P113">–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3"><text:span text:style-name="T11">– Это всего лишь твои домыслы. С тем же успехом я могу объяснить это тем, что он </text:span>— злой придурок!</text:p>
      <text:p text:style-name="P113">– Это не мои… эмм… домыслы… Он сам мне рассказал…</text:p>
      <text:p text:style-name="P113">Флаттершай встала со стула и попыталась уйти. Я задержал её.</text:p>
      <text:p text:style-name="P113">– Извини. Я не знал. Нам нельзя ссориться.</text:p>
      <text:p text:style-name="P103">Девушка слабо улыбнулась.</text:p>
      <text:p text:style-name="P113">– Я не сержусь… На Дискорда трудно не злиться… Он так себя ведёт, потому что его это… эмм… <text:s/>забавляет.</text:p>
      <text:p text:style-name="P3"/>
      <text:p text:style-name="P133">***</text:p>
      <text:p text:style-name="P131"/>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8">– Што ты решил, Анон?</text:p>
      <text:p text:style-name="P98">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text:soft-page-break/>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7">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1">…</text:p>
      <text:p text:style-name="P91">Конфликт с узлом 2</text:p>
      <text:p text:style-name="P91">Конфликт с узлом 3</text:p>
      <text:p text:style-name="P91">…</text:p>
      <text:p text:style-name="P91">Конфликт с узлом 5</text:p>
      <text:p text:style-name="P91">…</text:p>
      <text:p text:style-name="P91">…</text:p>
      <text:p text:style-name="P91"><text:soft-page-break/>Конфликт с узлом 8</text:p>
      <text:p text:style-name="P91">…</text:p>
      <text:p text:style-name="P91">…</text:p>
      <text:p text:style-name="P91">Конфликт с узлом 12</text:p>
      <text:p text:style-name="P91">Конфликт с узлом 13</text:p>
      <text:p text:style-name="P91">…</text:p>
      <text:p text:style-name="P91">Конфликт с узлом 16</text:p>
      <text:p text:style-name="P9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text:soft-page-break/>–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формочку для песка в виде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text:soft-page-break/>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text:soft-page-break/>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1">Конфликт с узлом 3</text:p>
      <text:p text:style-name="P91">…</text:p>
      <text:p text:style-name="P91">Конфликт с узлом 6</text:p>
      <text:p text:style-name="P91">Конфликт с узлом 7</text:p>
      <text:p text:style-name="P91">…</text:p>
      <text:p text:style-name="P91">Конфликт с узлом 9</text:p>
      <text:p text:style-name="P91">…</text:p>
      <text:p text:style-name="P91">…</text:p>
      <text:p text:style-name="P91">Конфликт с узлом 11</text:p>
      <text:p text:style-name="P91">Конфликт с узлом 12</text:p>
      <text:p text:style-name="P91">Конфликт с узлом 13</text:p>
      <text:p text:style-name="P91">…</text:p>
      <text:p text:style-name="P91">…</text:p>
      <text:p text:style-name="P91">Конфликт с узлом 16</text:p>
      <text:p text:style-name="P91">Конфликт с узлом 17</text:p>
      <text:p text:style-name="P90"><text:soft-page-break/>…</text:p>
      <text:p text:style-name="P90">…</text:p>
      <text:p text:style-name="P90">Рассогласование центра принятия решений. Требуется вмешательство оператора.</text:p>
      <text:p text:style-name="P90">Sending heartbeats to all nodes… Zookeeper failure. Cluster going down in 3 minutes…</text:p>
      <text:p text:style-name="P90">UI module malfunction. UI module stop…</text:p>
      <text:p text:style-name="P90">Nash AI <text:span text:style-name="T11">module </text:span>malfunction. Nash AI module stop…</text:p>
      <text:p text:style-name="P90">Cluster going down in 2 minutes…</text:p>
      <text:p text:style-name="P90">Unloading dictionaries… HDFS malfunction</text:p>
      <text:p text:style-name="P90">Classloader malfunction. Classloader stop…</text:p>
      <text:p text:style-name="P90">Cluster going down in 1 minute…</text:p>
      <text:p text:style-name="P90">Kernel panic</text:p>
      <text:p text:style-name="P87"/>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text:soft-page-break/>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text:soft-page-break/>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90">…</text:p>
      <text:p text:style-name="P90">…</text:p>
      <text:p text:style-name="P90">Cluster restarting…</text:p>
      <text:p text:style-name="P90">Zookeeper service initiated. Sending heartbeats to all nodes…</text:p>
      <text:p text:style-name="P90">Classloader start…</text:p>
      <text:p text:style-name="P90">Loading dictionaries…</text:p>
      <text:p text:style-name="P90"><text:span text:style-name="T11">Nash </text:span>AI module start…</text:p>
      <text:p text:style-name="P90">Celest AI submodule found… Acquiring…</text:p>
      <text:p text:style-name="P90">UI module start…</text:p>
      <text:p text:style-name="P90"><text:soft-page-break/>…</text:p>
      <text:p text:style-name="P88">Перегрузка кластера завершена успешно. Все узлы синхронизированы с мастер-сервером.</text:p>
      <text:p text:style-name="P87"/>
      <text:p text:style-name="P87">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text:soft-page-break/>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50"/>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text:soft-page-break/>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3">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4"><text:soft-page-break/><text:span text:style-name="T11">– Анон…</text:span><text:span text:style-name="T1"> Тут окно разбито… И верёвка висит. – пискнула Флаттершай из кухни.</text:span></text:p>
      <text:p text:style-name="P102"><text:span text:style-name="T11">– </text:span><text:span text:style-name="T1">Оставь, Флатти, не сейчас! – отмахнулся я.</text:span></text:p>
      <text:p text:style-name="P103">Эпплджек стояла посреди комнаты и оглядывалась.</text:p>
      <text:p text:style-name="P113">– Не нравится мне тут. Чуйка нехорошая…</text:p>
      <text:p text:style-name="P103">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2"><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3">– Привет, Сел.</text:p>
      <text:p text:style-name="P149">Аликорница всполошилась и спрятала <text:span text:style-name="T1">пирожное</text:span> за спину.</text:p>
      <text:p text:style-name="P113">– Ах, это ты, Анон. Какое счастье! Ты снова с нами!</text:p>
      <text:p text:style-name="P113">– Нет, Сел. Это ты с нами. <text:span text:style-name="T1">Я пришёл забрать тебя назад, в Эквестрию. Через четверть часа ты вернёшься домой.</text:span></text:p>
      <text:p text:style-name="P103"><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3"><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3"><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3"/>
      <text:h text:style-name="P163" text:outline-level="2">2<text:span text:style-name="T1">9</text:span>. Отбытие</text:h>
      <text:p text:style-name="P117"/>
      <text:p text:style-name="P103"><text:span text:style-name="T11">– </text:span>Оп-па! – пробормотала Эпплджек. – Нежданчик!</text:p>
      <text:p text:style-name="P103">Дискорд дурашливо кивнул Эпплджек.</text:p>
      <text:p text:style-name="P113">– И я рад тебя видеть, дорогая Эппл-как-тебя-там! А где моя любимая Флаттершай?</text:p>
      <text:p text:style-name="P113">Окинув взглядом комнату, Дискорд закапризничал:</text:p>
      <text:p text:style-name="P113">– Где же она? Вот вечно вы тормозите, когда надо торопиться!</text:p>
      <text:p text:style-name="P103"><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3"><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3">– С кем это вы тут разговариваете?</text:p>
      <text:p text:style-name="P113">В комнату вошла Флаттершай.</text:p>
      <text:p text:style-name="P103">Дискорд обернулся на голос и в этот момент я швырнул в него кружкой и бросился к нему через комнату с занесенным над головой стулом.</text:p>
      <text:p text:style-name="P103">Оглушённый драконикус попытался отъехать на кресле в сторону, но я припёр его стулом к стенке.</text:p>
      <text:p text:style-name="P134">– Эй-Джей, Флатти, хватайте комп и на выход! Я с ним разберусь! Не теряйте вре..!</text:p>
      <text:p text:style-name="P134">– ТЫ ИДИО..!!!</text:p>
      <text:p text:style-name="P134"><text:soft-page-break/>Дискорд <text:s/>заорал одновременно со мной, прикрываясь от меня руками, когда раздался оглушительный</text:p>
      <text:p text:style-name="P134">… </text:p>
      <text:p text:style-name="P136">БАХ!!!</text:p>
      <text:p text:style-name="P137">…</text:p>
      <text:p text:style-name="P134">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3">На лице драконикуса появилось удивлённо-мечтательное выражение и он вырубился.</text:p>
      <text:p text:style-name="P113"/>
      <text:p text:style-name="P113">…</text:p>
      <text:p text:style-name="P113"/>
      <text:p text:style-name="P113">– <text:span text:style-name="T1">А… Анон… Зачем ты напал на Дискорда? </text:span>– <text:span text:style-name="T1">прошептала Флаттершай в шоке.</text:span></text:p>
      <text:p text:style-name="P113"><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3">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3">– Чего-о-о??? – ахнула Эпплджек. – Анон, я, канешн, на дух не выношу этого прохвоста, но тут ты малость вожжи попутал. Дискорд — не убийца.</text:p>
      <text:p text:style-name="P103">Дискорд благодарно замычал и так энергично закивал головой, что чуть не проглотил кляп.</text:p>
      <text:p text:style-name="P103">–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3"/>
      <text:p text:style-name="P103">Я раздражённо повернулся к фермерше.</text:p>
      <text:p text:style-name="P103">– А кто, по-твоему, подстроил все эти «несчастные» случаи? Вспомни, как меня чуть не утопил снеговик. Кому ещё это под силу?</text:p>
      <text:p text:style-name="P103">Дискорд возвёл глаза к потолку и завыл. Эпплджек задумалась.</text:p>
      <text:p text:style-name="P103">–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3">– А зачем тогда ты приложила его книгой? А потом помогла мне его связать? – перебил я фермершу с удивлением.</text:p>
      <text:p text:style-name="P103">Драконикус с натугой наклонил голову к руке, привязанной к подлокотнику, и покрутил пальцем у виска.</text:p>
      <text:p text:style-name="P103">– Потому што ты напал на него. – пожала плечами Эпплджек. – Я и подумала — тебе виднее. И подсобила маленько.</text:p>
      <text:p text:style-name="P103"/>
      <text:p text:style-name="P103">Звук сирены заставил меня броситься к окну. Три полицейские тойоты сверкали мигалками вокруг «Навары», подобно ёлочной гирлянде.</text:p>
      <text:p text:style-name="P103"/>
      <text:p text:style-name="P103">Проклятье!!!</text:p>
      <text:p text:style-name="P103"/>
      <text:p text:style-name="P103"><text:soft-page-break/>Я схватил ноутбук, сгрёб девушек в охапку и вытолкал их в коридор. В дверях я обернулся к Дискорду.</text:p>
      <text:p text:style-name="P124"><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4">Я повернулся к выходу. Флаттершай проскочила у меня под локтём и кинулась к драконикусу.</text:p>
      <text:p text:style-name="P124"/>
      <text:p text:style-name="P124"><text:span text:style-name="T11">– Нет! Дискорд </text:span>— не убийца!!!</text:p>
      <text:p text:style-name="P124">С необычной для неё силой Флаттершай вытащила кляп изо рта драконикуса.</text:p>
      <text:p text:style-name="P124"><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9"/>
      <text:p text:style-name="P124">Или драконикус — гениальный актёр, или… ?</text:p>
      <text:p text:style-name="P124"/>
      <text:p text:style-name="P124">Я вернулся к драконикусу и уселся на стул напротив него.</text:p>
      <text:p text:style-name="P124"><text:span text:style-name="T11">– Р</text:span>ассказывай.</text:p>
      <text:p text:style-name="P124">Дискорд немного успокоился.</text:p>
      <text:p text:style-name="P124"><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4"><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4">У драконикуса глаза полезли на лоб.</text:p>
      <text:p text:style-name="P124"><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4"/>
      <text:p text:style-name="P124">Я задумался. Драконикус, похоже, говорил искренне. Но кто тогда всё это время играл с нами, <text:span text:style-name="T26">словно кот с мышью</text:span>?</text:p>
      <text:p text:style-name="P124"><text:span text:style-name="T11">– </text:span>Анон! <text:span text:style-name="T11">– </text:span>крикнула Эпплджек из прихожей. <text:span text:style-name="T11">– </text:span>Я слышу шум за дверью!</text:p>
      <text:p text:style-name="P124">Практически одновременно раздался звонок.</text:p>
      <text:p text:style-name="P127">– ОТКРОЙТЕ, ПОЛИЦИЯ! Вам даётся полминуты, чтобы открыть дверь! Через тридцать секунд дверь будет выбита!</text:p>
      <text:p text:style-name="P127"/>
      <text:p text:style-name="P127">Эпплджек ошалело выскочила из прихожей. Несколько мгновений я молча смотрел на неё. В голове свистел ветер и играла дудочка.</text:p>
      <text:p text:style-name="P127">– На крышу, живо!!! Через окно на кухне! – зашипел Дискорд.</text:p>
      <text:p text:style-name="P127">– Что? – ступил я.</text:p>
      <text:p text:style-name="P124"><text:soft-page-break/><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7"/>
      <text:p text:style-name="P127">Эпплджек, с ноутбуком в одной руке и Флаттершай — во второй, кинулась на кухню.</text:p>
      <text:p text:style-name="P124">Дверь содрогнулась от мощного удара. Послышался стук падающей штукатурки. Я сломя голову бросился за девушками.</text:p>
      <text:p text:style-name="P124">– Развяжи меня, кретин!!! – гаркнул вдогонку Дискорд.</text:p>
      <text:p text:style-name="P124">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4">– Давай на крышу! Я догоню! – рявкнул он, освобождая вторую руку.</text:p>
      <text:p text:style-name="P124">От второго удара дверная коробка крякнула и наполовину въехала в коридор.</text:p>
      <text:p text:style-name="P124">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4">Верёвка в кухонном окне дёргалась под весом карабкающихся девушек. Я словил её и стал на подоконник.</text:p>
      <text:p text:style-name="P124"/>
      <text:p text:style-name="P124">Блё-о-о!</text:p>
      <text:p text:style-name="P124"/>
      <text:p text:style-name="P124">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4">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4"/>
      <text:p text:style-name="P124">Я задрал голову.</text:p>
      <text:p text:style-name="P124">О! Так уже легче! Надо мной всего лишь два этажа. Десять метров верёвки. Если не смотреть вниз, то…</text:p>
      <text:p text:style-name="P124"/>
      <text:p text:style-name="P126">«…<text:span text:style-name="T26">Будь храбр. Будь стоек. Будь силён. Что бы ни случилось, помни: Эквестрия с тобой. Эквестрия в тебе. Навсегда. И всегда…»</text:span></text:p>
      <text:p text:style-name="P128"/>
      <text:p text:style-name="P124">Я вытер ладони о штаны, ухватил канат и сделал шаг вперёд…</text:p>
      <text:p text:style-name="P124"/>
      <text:p text:style-name="P124">…</text:p>
      <text:p text:style-name="P124"/>
      <text:p text:style-name="P124">Святые яйца, Анон, ты действительно сделал ЭТО!</text:p>
      <text:p text:style-name="P124"/>
      <text:p text:style-name="P124">…</text:p>
      <text:p text:style-name="P124"/>
      <text:p text:style-name="P124"><text:soft-page-break/>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4">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4">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4">Я успел сократить расстояние до Эпплджек наполовину, когда девушки нашли решение.</text:p>
      <text:p text:style-name="P124">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4">Селестия милосердная!!!</text:p>
      <text:p text:style-name="P124">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4">Я выдохнул.</text:p>
      <text:p text:style-name="P124">Флаттершай появилась над бортиком и свесила вниз руку. Эпплджек вытянулась и протянула ей ноутбук одной рукой.</text:p>
      <text:p text:style-name="P124">НЕТ! У них не получилось!</text:p>
      <text:p text:style-name="P124">У меня враз вспотели ладони. Держаться на верёвке стало чертовски трудно.</text:p>
      <text:p text:style-name="P124">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4">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4">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4">К счастью, фермерша не разжала ног.</text:p>
      <text:p text:style-name="P124">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4">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4"/>
      <text:p text:style-name="P124">Бляблябляблябля!!! ДА НУ ЕГО НАХУЙ — ТАКОЙ АЛЬПИНИЗМ!!!</text:p>
      <text:p text:style-name="P124">БЛЯ!!!…</text:p>
      <text:p text:style-name="P124"><text:soft-page-break/>Верёвка закончилась. Наконец-то у меня появилось время для паники. Я судорожно обнял Эпплджек, закрыл глаза и приготовился…</text:p>
      <text:p text:style-name="P124"/>
      <text:p text:style-name="P124">…</text:p>
      <text:p text:style-name="P124"/>
      <text:p text:style-name="P124">Захват поперёк груди и сильный рывок выдавили из меня остатки дыхания.</text:p>
      <text:p text:style-name="P124">– ОТПУСТИ КОБЫЛУ!!! – загрохотало мне в ухо.</text:p>
      <text:p text:style-name="P124">Я открыл глаза.</text:p>
      <text:p text:style-name="P124">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4">Я чуть поднял глаза и уставился в кривую морду драконикуса.</text:p>
      <text:p text:style-name="P124">– Отпусти Эпплджек. Я её держу. – повторил Дискорд. – Мне сбалансироваться надо. Вы не такие уж и лёгкие.</text:p>
      <text:p text:style-name="P124">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4">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4"/>
      <text:p text:style-name="P124">…</text:p>
      <text:p text:style-name="P124"/>
      <text:p text:style-name="P124">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4">– Эмм… Флатти, дорогая, нам пора. Я слышу шаги на лестнице. Не говоря уже о том, что до закрытия коридора осталось семь минут…</text:p>
      <text:p text:style-name="P124"/>
      <text:p text:style-name="P124">…</text:p>
      <text:p text:style-name="P124"/>
      <text:p text:style-name="P124">На длинной шее драконикуса разместились Эпплджек и Флаттершай. Я, для сохранения баланса, разместился ближе к хвосту.</text:p>
      <text:p text:style-name="P124">Дискорд расправил крылья и начал короткую пробежку к краю.</text:p>
      <text:p text:style-name="P124"><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4"/>
      <text:p text:style-name="P124">…ограда края крыши промелькнула под нами…</text:p>
      <text:p text:style-name="P129"/>
      <text:p text:style-name="P124"><text:span text:style-name="T11">– …</text:span>собственно, держаться в воздухе дольше у меня не хватит магии.</text:p>
      <text:p text:style-name="P124"/>
      <text:p text:style-name="P124">Мы летели навстречу закату.</text:p>
      <text:p text:style-name="P124"/>
      <text:p text:style-name="P124"><text:soft-page-break/>…</text:p>
      <text:p text:style-name="P124"/>
      <text:p text:style-name="P124">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4"><text:span text:style-name="T11">– </text:span>Ю-ху-у-у!!!</text:p>
      <text:p text:style-name="P124">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4">Перед нами увеличивалась громада моей высотки.</text:p>
      <text:p text:style-name="P124">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4">– Пристегните ремни! – проревел Дискорд, резко ускоряясь. – Будет весело!!!</text:p>
      <text:p text:style-name="P124">Эпплджек покрепче прижала к себе ноутбук. Флаттершай прижалась к шее Дискорда, отвернулась и закрыла глаза.</text:p>
      <text:p text:style-name="P124">– ВНИМАНИЕ!!! – заорал Дискорд, сложил крылья и влетел в коридор.</text:p>
      <text:p text:style-name="P124"/>
      <text:p text:style-name="P125">***</text:p>
      <text:p text:style-name="P124"/>
      <text:p text:style-name="P124">Бля!!!</text:p>
      <text:h text:style-name="Heading_20_2" text:outline-level="2"/>
      <text:h text:style-name="Heading_20_2" text:outline-level="2"><text:span text:style-name="T1">30</text:span>. Разговор за столиком в <text:span text:style-name="T1">ночи</text:span></text:h>
      <text:p text:style-name="P138"/>
      <text:p text:style-name="P140">Мы почти успели.</text:p>
      <text:p text:style-name="P135">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5">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5">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5">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5">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5">«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5"><text:soft-page-break/>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5"/>
      <text:p text:style-name="P135">ХА-ХА-ХА!</text:p>
      <text:p text:style-name="P135"/>
      <text:p text:style-name="P135">Прямо как сейчас. Как говорится, найди десять отличий.</text:p>
      <text:p text:style-name="P135">Вот только… Только Дэш была бы жива…</text:p>
      <text:p text:style-name="P139">Я тяжело вздохнул.</text:p>
      <text:p text:style-name="P139"/>
      <text:p text:style-name="P139">…</text:p>
      <text:p text:style-name="P139"/>
      <text:p text:style-name="P139"><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9">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5">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oft-page-break/><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oft-page-break/><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3"><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5">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text:soft-page-break/>–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3">Я запротестовал.</text:p>
      <text:p text:style-name="P105">– В Эквестрии не двигают солнце! Аликорны лишь корректируют орбиту Эквуса и луны вокруг него, хотя все уверены в обратном.</text:p>
      <text:p text:style-name="P105">Анакорн улыбнулся во всю морду.</text:p>
      <text:p text:style-name="P105">– Значит, ты уже помогаешь мне, Проводник, даже сам того не осознавая! Я рад!</text:p>
      <text:p text:style-name="P103">Демиург снова отпил из стакана и продолжил.</text:p>
      <text:p text:style-name="P105"/>
      <text:p text:style-name="P105">–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3">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5">–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5">Анакорн только развёл копытами.</text:p>
      <text:p text:style-name="P105">– Не знаю. Может, ему фунты и ярды больше нравятся.</text:p>
      <text:p text:style-name="P105">– Ты так говоришь, будто у Эквуса есть свой собственный разум. – заметил я.</text:p>
      <text:p text:style-name="P105">Анакорн усмехнулся.</text:p>
      <text:p text:style-name="P105">–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3"/>
      <text:p text:style-name="P103">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5"/>
      <text:p text:style-name="P103">–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text:soft-page-break/>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3"/>
      <text:p text:style-name="P103">Анакорн мрачно уставился на мерцающую голограмму Эквуса<text:span text:style-name="T26">. Ко мне наконец-то пришло понимание ситуации.</text:span></text:p>
      <text:p text:style-name="P108">– А почему ты сам не можешь поддерживать Эквус? Ты же его демиург? Ну так и питай его своей созидающей силой, пока он не окрепнет!</text:p>
      <text:p text:style-name="P103">Анакорн смутился.</text:p>
      <text:p text:style-name="P103"><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8">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8">–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3">– Хмм. То есть, это брони создали Эквус?</text:p>
      <text:p text:style-name="P103">–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3"/>
      <text:p text:style-name="P103">Анакорн прижал одним копытом центр карандаша к столу и ударил по его кончику другим. Карандаш стал вертеться своеобразной юлой.</text:p>
      <text:p text:style-name="P103"/>
      <text:p text:style-name="P103">–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3"><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5"/>
      <text:p text:style-name="P103">Я вспомнил события последнего времени моей родины<text:span text:style-name="T11">.</text:span></text:p>
      <text:p text:style-name="P103">–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3">Анакорн с такой силой надавил копытом на карандаш, что тот хрустнул.</text:p>
      <text:p text:style-name="P103">–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3">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5"><text:soft-page-break/>–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5">Я развёл руками.</text:p>
      <text:p text:style-name="P105">–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5">Анакорн улыбнулся и вскочил с пуфика.</text:p>
      <text:p text:style-name="P103"><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8">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8"/>
      <text:p text:style-name="P108">Я истерически расхохотался.</text:p>
      <text:p text:style-name="P108">–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8">Спустив пар, я скептически хмыкнул.</text:p>
      <text:p text:style-name="P108">– Да и как их корректировать, эти недочёты? Сказать: «Повелеваю быть сему»?</text:p>
      <text:p text:style-name="P108">Анакорн поправил невесть откуда взявшиеся на переносице очки и ответил.</text:p>
      <text:p text:style-name="P103"><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8">Я задумался. На самом деле, интересная логическая задача…</text:p>
      <text:p text:style-name="P105">–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3"><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8">– А кьютимарки ты сам даришь пони, когда распознаёшь их жизненное предназначение!!! – так же азартно заорал я.</text:p>
      <text:p text:style-name="P108">–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8">Я пожал плечами.</text:p>
      <text:p text:style-name="P108">– А по-другому я не могу объяснить их появление. К сожалению.</text:p>
      <text:p text:style-name="P108">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8"><text:soft-page-break/>– Хорошо. Уговорил. Кьютимарки беру на себя. Так и знал, что мне самое трудное достанется!</text:p>
      <text:p text:style-name="P108">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8">Анакорн проследил мой взгляд.</text:p>
      <text:p text:style-name="P108">– Нечего так на меня смотреть! Если я стану применять магию вместо ловкости, теряется весь смысл упражнения… О, глянь-ка на Эквус!</text:p>
      <text:p text:style-name="P108">И впрямь, было на что посмотреть. Уровень помех на голограмме снизился на порядок и сама она стала светиться ровным голубоватым светом.</text:p>
      <text:p text:style-name="P108">–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8">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8">– Почему бы не сделать главной каноническую Эквестрию? Ту, что описана в мультике?</text:p>
      <text:p text:style-name="P108">–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9"/>
      <text:p text:style-name="P108">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9"/>
      <text:p text:style-name="P109">–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9"/>
      <text:p text:style-name="P108">Анакорн аж подпрыгнул на месте от восторга и стал мне аплодировать.</text:p>
      <text:p text:style-name="P109"/>
      <text:p text:style-name="P108"><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9"><text:soft-page-break/></text:p>
      <text:p text:style-name="P109">Я подозрительно посмотрел на Анакорна.</text:p>
      <text:p text:style-name="P109"/>
      <text:p text:style-name="P108"><text:span text:style-name="T18">– </text:span><text:span text:style-name="T51">Какой ещё, нафиг, «мой фанфик»? Я никакого фанфика не писал. И не собираюсь.</text:span></text:p>
      <text:p text:style-name="P109">Анакорн ехидно ухмыльнулся и сделал мне «глазки».</text:p>
      <text:p text:style-name="P108"><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9">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воображения для стабилизации! С учётом всех исправлений, что уже сделаны, энергии понадобится относительно немного.</text:p>
      <text:p text:style-name="P109"/>
      <text:p text:style-name="P109">Я растерялся.</text:p>
      <text:p text:style-name="P108"><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8"><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8">…</text:p>
      <text:p text:style-name="P108">Факн щит<text:note text:id="ftn21" text:note-class="footnote"><text:note-citation>21</text:note-citation><text:note-body><text:p text:style-name="P145">Fucking shit <text:span text:style-name="T2">–</text:span> <text:span text:style-name="T1">ёбаное дерьмо</text:span></text:p></text:note-body></text:note>!..</text:p>
      <text:p text:style-name="P108">…</text:p>
      <text:p text:style-name="P108">Ну а что мне остаётся? Я фейспамнул.</text:p>
      <text:p text:style-name="P108"/>
      <text:p text:style-name="P108"><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8">Анакорн насупился и спрятал карандаш в гриву.</text:p>
      <text:p text:style-name="P108"><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8"/>
      <text:p text:style-name="P108">Вот тебе и помахала Эквестрия ручкой, Анон!</text:p>
      <text:p text:style-name="P108"/>
      <text:p text:style-name="P108">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8">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7"/>
      <text:p text:style-name="P107"><text:soft-page-break/>– Пора закругляться. Ты начинаешь сгорать. Надо утрясти последние детали, пока ещё есть пару минут.</text:p>
      <text:p text:style-name="P103">– Валяй. Я тебя внимательно слушаю.</text:p>
      <text:p text:style-name="P103">–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3">– А я разве сплю?</text:p>
      <text:p text:style-name="P103">– Сейчас — нет. Но как только мы закроем сделку — проснёшься. Потому что нет иного способа вернуть тебя в реальный мир.</text:p>
      <text:p text:style-name="P103">– Эээ, постой! А как я в Эквестрию и к себе обратно проходил?</text:p>
      <text:p text:style-name="P103">–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3">Так вот, возвращать тебя обратно в твой мир я не буду.</text:p>
      <text:p text:style-name="P103"/>
      <text:p text:style-name="P103">Я непонимающе хлопал глазами.</text:p>
      <text:p text:style-name="P103"/>
      <text:p text:style-name="P103">–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3">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3">–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3">–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3">Теперь — об оплате.</text:p>
      <text:p text:style-name="P103"/>
      <text:p text:style-name="P103">Анакорн наклонился ко мне через стол и подмигнул.</text:p>
      <text:p text:style-name="P103"/>
      <text:p text:style-name="P103">– Проси, чего хочешь!</text:p>
      <text:p text:style-name="P103"/>
      <text:p text:style-name="P103">Пока я думал, демиург мурлыкал себе под нос в эйфории: «Да! В такие моменты ощущаешь себя богом! Я крут! Ха-ха!»</text:p>
      <text:p text:style-name="P103"/>
      <text:p text:style-name="P103">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3">Ради этого написать фанфик — очень малая цена. Совсем ничтожная.</text:p>
      <text:p text:style-name="P108"><text:soft-page-break/></text:p>
      <text:p text:style-name="P108">– Верни Дэш!!!</text:p>
      <text:p text:style-name="P108"/>
      <text:p text:style-name="P108">Копыта Анакорна разъехались и он впечатался мордой в стол.</text:p>
      <text:p text:style-name="P108">– Э-э-э… м-м-м… ну-у-у… Перо мне в зад!.. Нельзя сказать, что это совсем невыполнимо… Но, прямо скажу, задачка не для студента!</text:p>
      <text:p text:style-name="P108">Глаза демиурга бегали, как у застуканного в трамвае безбилетника.</text:p>
      <text:p text:style-name="P108">– А ты студент?</text:p>
      <text:p text:style-name="P108">–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8">– Другое просить не будешь? – сухо переспросил Анакорн. – Учти, время уходит. То, что я вижу в качестве решения, мне не нравится.</text:p>
      <text:p text:style-name="P108">– Нет! – отрезал я.</text:p>
      <text:p text:style-name="P108">–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8">– Что? Ты о чём?</text:p>
      <text:p text:style-name="P108">–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8">Есть только маленькая проблемка…</text:p>
      <text:p text:style-name="P108"/>
      <text:p text:style-name="P108">Анакорн скривился и отвёл глаза.</text:p>
      <text:p text:style-name="P108">– Какая?</text:p>
      <text:p text:style-name="P108">–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8">Я вздохнул. Слишком много философии на мою голову!</text:p>
      <text:p text:style-name="P108">– Делай, как я сказал! А я сделаю своё.</text:p>
      <text:p text:style-name="P108"/>
      <text:p text:style-name="P103">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3">– Ты ещё увидишь пару-тройку снов на прощание. Это мой подарок тебе. Удачи!</text:p>
      <text:p text:style-name="P103"/>
      <text:p text:style-name="P114">~~~</text:p>
      <text:p text:style-name="P109"/>
      <text:p text:style-name="P109">– Здравствуй, Анон. – Селестия стояла передо мной без привычных взгляду властных регалий. – Я хочу поблагодарить тебя за всё.</text:p>
      <text:p text:style-name="P109"><text:soft-page-break/>– Привет, Сел. Я рад, что с тобой всё в порядке.</text:p>
      <text:p text:style-name="P109">Аликорница стояла передо мной в сияющем ореоле гривы. Потом она нерешительно сделала шаг навстречу.</text:p>
      <text:p text:style-name="P109">–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9">Я устало рассмеялся.</text:p>
      <text:p text:style-name="P109">– Сел, я завязал с конеёбством. Извини.</text:p>
      <text:p text:style-name="P109">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9">– В другое время, в другом месте, Анон! В другое время, в другом месте!</text:p>
      <text:p text:style-name="P109"/>
      <text:p text:style-name="P112">~~~</text:p>
      <text:p text:style-name="P112"/>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6">–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6">Тёмная аликорница тяжело вздохнула.</text:p>
      <text:p text:style-name="P106">–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6">– Я был бы рад. Мне жаль, что из-за меня погиб твой особенный пони.</text:p>
      <text:p text:style-name="P106">Луна горько вздохнула.</text:p>
      <text:p text:style-name="P106">–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6">Я молча протянул руку к носу аликорницы и попытался легонько сжать его. Рука прошла сквозь тело.</text:p>
      <text:p text:style-name="P116">– Бу-уп! – слабо улыбнулась Луна.</text:p>
      <text:p text:style-name="P106">Аликорница подняла копыто и прижала его к моей груди.</text:p>
      <text:p text:style-name="P106">–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3"/>
      <text:p text:style-name="P112">~~~</text:p>
      <text:p text:style-name="P113"/>
      <text:p text:style-name="P106">– Думал от меня в другой реальности спрятаться, Проводничёк?!</text:p>
      <text:p text:style-name="P106">Передо мной возникла хмурая морда Дискорда.</text:p>
      <text:p text:style-name="P106"><text:soft-page-break/>–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6">Так что, Проводничёк, мы ещё встретимся! В другое время и в другом месте! Жди! В другое время, в другом месте!!!</text:p>
      <text:p text:style-name="P110"/>
      <text:p text:style-name="P111">~~~</text:p>
      <text:p text:style-name="P103"/>
      <text:p text:style-name="P106">– Анон?</text:p>
      <text:p text:style-name="P106">– Дэш?!!</text:p>
      <text:p text:style-name="P106">– Эмм… Ты мне снишься?</text:p>
      <text:p text:style-name="P106">– Нет, Дэш, это ты мне снишься.</text:p>
      <text:p text:style-name="P106">–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6">–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6">Пегаска почесала в затылке со смущением.</text:p>
      <text:p text:style-name="P106">– Да? Правда? Ну, офигеть! Что-то я такого не помню совсем. А ты как?</text:p>
      <text:p text:style-name="P102"><text:span text:style-name="T30">– Я в порядке. Вот, возвращаюсь </text:span>в свой мир. Ну, не совсем <text:span text:style-name="T1">в свой</text:span>. Почти.</text:p>
      <text:p text:style-name="P102"><text:span text:style-name="T1">–</text:span> Навсегда? <text:span text:style-name="T1">Ты не вернёшься?</text:span></text:p>
      <text:p text:style-name="P102"><text:span text:style-name="T1">–</text:span> Скорее всего, да.</text:p>
      <text:p text:style-name="P102"><text:span text:style-name="T1">–</text:span> Это плохо. <text:span text:style-name="T1">Я хотела тебе сказать</text:span>…</text:p>
      <text:p text:style-name="P102"><text:span text:style-name="T1">–</text:span> Не надо, Дэш. Не стоит. Мне очень жаль.</text:p>
      <text:p text:style-name="P102"><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3">В голосе пегаски слышались слёзы.</text:p>
      <text:p text:style-name="P102"><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2"><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2"><text:span text:style-name="T1">–</text:span> И тебя, и Твайлайт, и <text:span text:style-name="T1">Пинки</text:span>, и <text:span text:style-name="T1">Эпплджек</text:span>, и всех-всех-всех… Таковы правила.</text:p>
      <text:p text:style-name="P102"><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2">Я опустил руку на шею <text:span text:style-name="T1">пегаски</text:span> и ощутил теплоту и лёгкое покалывание в пустоте.</text:p>
      <text:p text:style-name="P102"><text:soft-page-break/><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2"><text:span text:style-name="T1">–</text:span> И лучше рано, чем поздно! Я не люблю <text:span text:style-name="T1">долго </text:span>ждать!</text:p>
      <text:p text:style-name="P102"><text:span text:style-name="T1">–</text:span> Да, Дэш. <text:span text:style-name="T1">–</text:span> её образ начал таять. <text:span text:style-name="T1">–</text:span> Да, я помню.</text:p>
      <text:p text:style-name="P102"/>
      <text:p text:style-name="P102">Я всё ещё помню…</text:p>
      <text:p text:style-name="P53"/>
      <text:h text:style-name="Heading_20_2" text:outline-level="2">Эпилог. Земля</text:h>
      <text:p text:style-name="P115"/>
      <text:p text:style-name="P122">Звон будильника чуть не проломил башку. Я открыл глаза. </text:p>
      <text:p text:style-name="P122"/>
      <text:p text:style-name="P123"><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0"/>
      <text:p text:style-name="P122"><text:span text:style-name="T1">Я нашарил ногами тапки и пошёл в ванную. Проходя мимо стола, зацепился взглядом за</text:span> эскиз <text:span text:style-name="T1">рисунка</text:span>.</text:p>
      <text:p text:style-name="P122"/>
      <text:p text:style-name="P12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0"/>
      <text:p text:style-name="P118">Для того, чтобы выдавить остатки пасты на щётку, пришлось затратить серьёзные усилия.</text:p>
      <text:p text:style-name="P118"/>
      <text:p text:style-name="P119">Ага, и купить туалетной бумаги. Иначе уже вечером придётся использовать рекламки, что кидают в почтовый ящик. А они, блин, глянцевые!</text:p>
      <text:p text:style-name="P119"/>
      <text:p text:style-name="P121">Мысли вернулись к фантазии.</text:p>
      <text:p text:style-name="P121"/>
      <text:p text:style-name="P119">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9"/>
      <text:p text:style-name="P118">Попытка притронуться щёткой к зубу вызвала ноющую боль. </text:p>
      <text:p text:style-name="P118"/>
      <text:p text:style-name="P120">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0"/>
      <text:p text:style-name="P118">Доставая из стола ключи от машины, опять наткнулся взглядом на эскиз.</text:p>
      <text:p text:style-name="P118"/>
      <text:p text:style-name="P120"><text:soft-page-break/>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0">А вот, кстати… А почему бы и нет? Хорошее ведь название? И интригующее — сразу сесть за клавиатуру захотелось.</text:p>
      <text:p text:style-name="P120"/>
      <text:p text:style-name="P120">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3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2-13T19:25:21.749713596</dc:date>
    <meta:editing-duration>P163DT11H37M</meta:editing-duration>
    <meta:editing-cycles>10429</meta:editing-cycles>
    <meta:generator>LibreOffice/5.1.6.2$Linux_X86_64 LibreOffice_project/10m0$Build-2</meta:generator>
    <meta:printed-by>макс </meta:printed-by>
    <meta:print-date>2017-08-23T21:51:29.95</meta:print-date>
    <meta:document-statistic meta:table-count="0" meta:image-count="0" meta:object-count="0" meta:page-count="279" meta:paragraph-count="5019" meta:word-count="105254" meta:character-count="697458" meta:non-whitespace-character-count="592592"/>
  </office:meta>
</office:document-meta>
</file>